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4931in" fo:margin-left="-0.075in" fo:margin-top="0in" fo:margin-bottom="0in" table:align="left" style:writing-mode="lr-tb"/>
    </style:style>
    <style:style style:name="Table1.A" style:family="table-column">
      <style:table-column-properties style:column-width="1.3688in"/>
    </style:style>
    <style:style style:name="Table1.B" style:family="table-column">
      <style:table-column-properties style:column-width="2.123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Heading_20_2">
      <style:paragraph-properties fo:margin-left="0in" fo:margin-right="0in" fo:text-indent="0in" style:auto-text-indent="false">
        <style:tab-stops/>
      </style:paragraph-properties>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style:font-size-asian="10pt"/>
    </style:style>
    <style:style style:name="T3" style:family="text">
      <style:text-properties fo:color="#000000" style:font-name="Times New Roman" fo:font-size="18pt" fo:language="en" fo:country="US" style:font-size-asian="18pt" style:language-asian="en" style:country-asian="US"/>
    </style:style>
    <style:style style:name="T4" style:family="text">
      <style:text-properties fo:color="#000000" style:font-name="Times New Roman" fo:font-size="12pt" fo:language="en" fo:country="US" style:font-size-asian="12pt" style:language-asian="en" style:country-asian="US"/>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weight="bold" style:font-size-asian="10pt" style:language-asian="en" style:country-asian="US" style:font-weight-asian="bold"/>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0pt" style:font-size-asian="10pt"/>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p text:style-name="P1"><text:span text:style-name="T3">SPELLS (A-B)</text:span></text:p>
      <text:p text:style-name="P3"/>
      <text:p text:style-name="P1"><text:span text:style-name="T4">Acid Arrow</text:span></text:p>
      <text:p text:style-name="P1"><text:span text:style-name="T5">Conjuration (Creation) [Acid]</text:span></text:p>
      <text:p text:style-name="P1"><text:span text:style-name="T6">Level:</text:span><text:span text:style-name="T5"> Sor/Wiz 2</text:span></text:p>
      <text:p text:style-name="P1"><text:span text:style-name="T6">Components:</text:span><text:span text:style-name="T5"> V, S, M, F</text:span></text:p>
      <text:p text:style-name="P1"><text:span text:style-name="T6">Casting Time:</text:span><text:span text:style-name="T5"> 1 standard action</text:span></text:p>
      <text:p text:style-name="P1"><text:span text:style-name="T6">Range:</text:span><text:span text:style-name="T5"> Long (400 ft. + 40 ft./level)</text:span></text:p>
      <text:p text:style-name="P1"><text:span text:style-name="T6">Effect:</text:span><text:span text:style-name="T5"> One arrow of acid</text:span></text:p>
      <text:p text:style-name="P1"><text:span text:style-name="T6">Duration:</text:span><text:span text:style-name="T5"> 1 round + 1 round per three levels</text:span></text:p>
      <text:p text:style-name="P1"><text:span text:style-name="T6">Saving Throw:</text:span><text:span text:style-name="T5"> None</text:span></text:p>
      <text:p text:style-name="P1"><text:span text:style-name="T6">Spell Resistance:</text:span><text:span text:style-name="T5"> No</text:span></text:p>
      <text:p text:style-name="P1"><text:span text:style-name="T5">A magical arrow of acid springs from your hand and speeds to its target. You must succeed on a ranged touch attack to hit your target. The arrow deals 2d4 points of acid damage with no splash damage. For every three caster levels (to a maximum of 18th), the acid, unless somehow neutralized, lasts for another round, dealing another 2d4 points of damage in that round.</text:span></text:p>
      <text:p text:style-name="P1"><text:span text:style-name="T7">Material Component: </text:span><text:span text:style-name="T5">Powdered rhubarb leaf and an adder’s stomach.</text:span></text:p>
      <text:p text:style-name="P1"><text:span text:style-name="T7">Focus: </text:span><text:span text:style-name="T5">A dart.</text:span></text:p>
      <text:p text:style-name="P2"/>
      <text:p text:style-name="P1"><text:span text:style-name="T4">Acid Fog</text:span></text:p>
      <text:p text:style-name="P1"><text:span text:style-name="T5">Conjuration (Creation) [Acid]</text:span></text:p>
      <text:p text:style-name="P1"><text:span text:style-name="T6">Level:</text:span><text:span text:style-name="T5"> Sor/Wiz 6, Water 7</text:span></text:p>
      <text:p text:style-name="P1"><text:soft-page-break/><text:span text:style-name="T6">Components:</text:span><text:span text:style-name="T5"> V, S, M/DF</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Effect:</text:span><text:span text:style-name="T5"> Fog spreads in 20-ft. radius, 20 ft. high</text:span></text:p>
      <text:p text:style-name="P1"><text:span text:style-name="T6">Duration:</text:span><text:span text:style-name="T5"> 1 round/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7">Acid fog </text:span><text:span text:style-name="T5">creates a billowing mass of misty vapors similar to that produced by a </text:span><text:span text:style-name="T7">solid fog </text:span><text:span text:style-name="T5">spell. In addition to slowing creatures down and obscuring sight, this spell’s vapors are highly acidic. Each round on your turn, starting when you cast the spell, the fog deals 2d6 points of acid damage to each creature and object within it.</text:span></text:p>
      <text:p text:style-name="P1"><text:span text:style-name="T7">Arcane Material Component:</text:span><text:span text:style-name="T5"> A pinch of dried, powdered peas combined with powdered animal hoof.</text:span></text:p>
      <text:p text:style-name="P3"/>
      <text:p text:style-name="P1"><text:span text:style-name="T4">Acid Splash</text:span></text:p>
      <text:p text:style-name="P1"><text:span text:style-name="T5">Conjuration (Creation) [Acid]</text:span></text:p>
      <text:p text:style-name="P1"><text:span text:style-name="T6">Level:</text:span><text:span text:style-name="T5"> Sor/Wiz 0</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Effect:</text:span><text:span text:style-name="T5"> One missile of acid</text:span></text:p>
      <text:p text:style-name="P1"><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fire a small orb of acid at the target. You must succeed on a ranged touch attack to hit your target. The orb deals 1d3 points of acid damage.</text:span></text:p>
      <text:p text:style-name="P3"><text:soft-page-break/></text:p>
      <text:p text:style-name="P1"><text:span text:style-name="T4">Aid</text:span></text:p>
      <text:p text:style-name="P1"><text:span text:style-name="T5">Enchantment (Compulsion) [Mind-Affecting]</text:span></text:p>
      <text:p text:style-name="P1"><text:span text:style-name="T6">Level:</text:span><text:span text:style-name="T5"> Clr 2, Good 2, Luck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Living creature touched</text:span></text:p>
      <text:p text:style-name="P1"><text:span text:style-name="T6">Duration:</text:span><text:span text:style-name="T5"> 1 min./level</text:span></text:p>
      <text:p text:style-name="P1"><text:span text:style-name="T6">Saving Throw:</text:span><text:span text:style-name="T5"> None</text:span></text:p>
      <text:p text:style-name="P1"><text:span text:style-name="T6">Spell Resistance:</text:span><text:span text:style-name="T5"> Yes (harmless)</text:span></text:p>
      <text:p text:style-name="P1"><text:span text:style-name="T7">Aid </text:span><text:span text:style-name="T5">grants the target a +1 morale bonus on attack rolls and saves against fear effects, plus temporary hit points equal to 1d8 + caster level (to a maximum of 1d8+10 temporary hit points at caster level 10th).</text:span></text:p>
      <text:p text:style-name="P3"/>
      <text:p text:style-name="P1"><text:span text:style-name="T4">Air Walk</text:span></text:p>
      <text:p text:style-name="P1"><text:span text:style-name="T5">Transmutation [Air]</text:span></text:p>
      <text:p text:style-name="P1"><text:span text:style-name="T6">Level:</text:span><text:span text:style-name="T5"> Air 4, Clr 4, Drd 4</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Gargantuan or smaller) touched</text:span></text:p>
      <text:p text:style-name="P1"><text:span text:style-name="T6">Duration:</text:span><text:span text:style-name="T5"> 10 min./level</text:span></text:p>
      <text:p text:style-name="P1"><text:soft-page-break/><text:span text:style-name="T6">Saving Throw:</text:span><text:span text:style-name="T5"> None</text:span></text:p>
      <text:p text:style-name="P1"><text:span text:style-name="T6">Spell Resistance:</text:span><text:span text:style-name="T5"> Yes (harmless)</text:span></text:p>
      <text:p text:style-name="P1"><text:span text:style-name="T5">The subject can tread on air as if walking on solid ground. Moving upward is similar to walking up a hill. The maximum upward or downward angle possible is 45 degrees, at a rate equal to one-half the air walker’s normal speed.</text:span></text:p>
      <text:p text:style-name="P1"><text:span text:style-name="T5">A strong wind (21+ mph) can push the subject along or hold it back. At the end of its turn each round, the wind blows the air walker 5 feet for each 5 miles per hour of wind speed. The creature may be subject to additional penalties in exceptionally strong or turbulent winds, such as loss of control over movement or physical damage from being buffeted about.</text:span></text:p>
      <text:p text:style-name="P1"><text:span text:style-name="T5">Should the spell duration expire while the subject is still aloft, the magic fails slowly. The subject floats downward 60 feet per round for 1d6 rounds. If it reaches the ground in that amount of time, it lands safely. If not, it falls the rest of the distance, taking 1d6 points of damage per 10 feet of fall. Since dispelling a spell effectively ends it, the subject also descends in this way if the </text:span><text:span text:style-name="T7">air walk </text:span><text:span text:style-name="T5">spell is dispelled, but not if it is negated by an </text:span><text:span text:style-name="T7">antimagic field</text:span><text:span text:style-name="T5">.</text:span></text:p>
      <text:p text:style-name="P1"><text:span text:style-name="T5">You can cast </text:span><text:span text:style-name="T7">air walk </text:span><text:span text:style-name="T5">on a specially trained mount so it can be ridden through the air. You can train a mount to move with the aid of </text:span><text:span text:style-name="T7">air walk </text:span><text:span text:style-name="T5">(counts as a trick; see Handle Animal skill) with one week of work and a DC 25 Handle Animal check.</text:span></text:p>
      <text:p text:style-name="P3"/>
      <text:p text:style-name="P1"><text:span text:style-name="T4">Alarm</text:span></text:p>
      <text:p text:style-name="P1"><text:span text:style-name="T5">Abjuration</text:span></text:p>
      <text:p text:style-name="P1"><text:span text:style-name="T6">Level:</text:span><text:span text:style-name="T5"> Brd 1, Rgr 1, Sor/Wiz 1</text:span></text:p>
      <text:p text:style-name="P1"><text:span text:style-name="T6">Components:</text:span><text:span text:style-name="T5"> V, S, F/D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Area:</text:span><text:span text:style-name="T5"> 20-ft.-radius emanation centered on a point in space</text:span></text:p>
      <text:p text:style-name="P1"><text:span text:style-name="T6">Duration:</text:span><text:span text:style-name="T5"> 2 hours/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5">A</text:span><text:span text:style-name="T7">larm </text:span><text:span text:style-name="T5">sounds a mental or audible alarm each time a creature of Tiny or larger size enters the warded area or touches it. A creature that speaks the password (determined by you at the time of casting) does not set off the </text:span><text:span text:style-name="T7">alarm</text:span><text:span text:style-name="T5">. You decide at the time of casting whether the </text:span><text:span text:style-name="T7">alarm </text:span><text:span text:style-name="T5">will be mental or audible.</text:span></text:p>
      <text:p text:style-name="P1"><text:span text:style-name="T7">Mental Alarm: </text:span><text:span text:style-name="T5">A mental </text:span><text:span text:style-name="T7">alarm </text:span><text:span text:style-name="T5">alerts you (and only you) so long as you remain within 1 mile of the warded area. You note a single mental “ping” that awakens you from normal sleep but does not otherwise disturb concentration. A </text:span><text:span text:style-name="T7">silence </text:span><text:span text:style-name="T5">spell has no effect on a mental </text:span><text:span text:style-name="T7">alarm</text:span><text:span text:style-name="T5">.</text:span></text:p>
      <text:p text:style-name="P1"><text:span text:style-name="T7">Audible Alarm: </text:span><text:span text:style-name="T5">An audible </text:span><text:span text:style-name="T7">alarm </text:span><text:span text:style-name="T5">produces the sound of a hand bell, and anyone within 60 feet of the warded area can hear it clearly. Reduce the distance by 10 feet for each interposing closed door and by 20 feet for each substantial interposing wall.</text:span></text:p>
      <text:p text:style-name="P1"><text:span text:style-name="T5">In quiet conditions, the ringing can be heard faintly as far as 180 feet away. The sound lasts for 1 round. Creatures within a </text:span><text:span text:style-name="T7">silence </text:span><text:span text:style-name="T5">spell cannot hear the ringing.</text:span></text:p>
      <text:p text:style-name="P1"><text:soft-page-break/><text:span text:style-name="T5">Ethereal or astral creatures do not trigger the </text:span><text:span text:style-name="T7">alarm</text:span><text:span text:style-name="T5">.</text:span></text:p>
      <text:p text:style-name="P1"><text:span text:style-name="T7">Alarm </text:span><text:span text:style-name="T5">can be made permanent with a </text:span><text:span text:style-name="T7">permanency </text:span><text:span text:style-name="T5">spell.</text:span></text:p>
      <text:p text:style-name="P1"><text:span text:style-name="T7">Arcane Focus:</text:span><text:span text:style-name="T5"> A tiny bell and a piece of very fine silver wire</text:span></text:p>
      <text:p text:style-name="P3"/>
      <text:p text:style-name="P1"><text:span text:style-name="T4">Align Weapon</text:span></text:p>
      <text:p text:style-name="P1"><text:span text:style-name="T5">Transmutation [see text]</text:span></text:p>
      <text:p text:style-name="P1"><text:span text:style-name="T6">Level:</text:span><text:span text:style-name="T5"> Clr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 </text:span><text:span text:style-name="T5">Weapon touched or fifty projectiles (all of which must be in contact with each other at the time of casting)</text:span></text:p>
      <text:p text:style-name="P1"><text:span text:style-name="T6">Duration:</text:span><text:span text:style-name="T5"> 1 min./level</text:span></text:p>
      <text:p text:style-name="P1"><text:span text:style-name="T6">Saving Throw: </text:span><text:span text:style-name="T5">Will negates (harmless, object)</text:span></text:p>
      <text:p text:style-name="P1"><text:span text:style-name="T6">Spell Resistance:</text:span><text:span text:style-name="T5"> Yes (harmless, object)</text:span></text:p>
      <text:p text:style-name="P1"><text:span text:style-name="T7">Align weapon </text:span><text:span text:style-name="T5">makes a weapon good, evil, lawful, or chaotic, as you choose. A weapon that is aligned can bypass the damage reduction of certain creatures. This spell has no effect on a weapon that already has an alignment.</text:span></text:p>
      <text:p text:style-name="P1"><text:span text:style-name="T5">You can’t cast this spell on a natural weapon, such as an unarmed strike.</text:span></text:p>
      <text:p text:style-name="P1"><text:span text:style-name="T5">When you make a weapon good, evil, lawful, or chaotic, </text:span><text:span text:style-name="T7">align weapon </text:span><text:span text:style-name="T5">is a good, evil, lawful, or chaotic spell, respectively.</text:span></text:p>
      <text:p text:style-name="P3"/>
      <text:p text:style-name="P1"><text:span text:style-name="T4">Alter Self</text:span></text:p>
      <text:p text:style-name="P1"><text:span text:style-name="T5">Transmutation</text:span></text:p>
      <text:p text:style-name="P1"><text:span text:style-name="T6">Level:</text:span><text:span text:style-name="T5"> Brd 2, Sor/Wiz 2</text:span></text:p>
      <text:p text:style-name="P1"><text:soft-page-break/><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0 min./level (D)</text:span></text:p>
      <text:p text:style-name="P1"><text:span text:style-name="T5">You assume the form of a creature of the same type as your normal form. The new form must be within one size category of your normal size. The maximum HD of an assumed form is equal to your caster level, to a maximum of 5 HD at 5th level. You can change into a member of your own kind or even into yourself.</text:span></text:p>
      <text:p text:style-name="P1"><text:span text:style-name="T5">You retain your own ability scores. Your class and level, hit points, alignment, base attack bonus, and base save bonuses all remain the same. You retain all supernatural and spell-like special attacks and qualities of your normal form, except for those requiring a body part that the new form does not have (such as a mouth for a breath weapon or eyes for a gaze attack).</text:span></text:p>
      <text:p text:style-name="P1"><text:span text:style-name="T5">You keep all extraordinary special attacks and qualities derived from class levels, but you lose any from your normal form that are not derived from class levels.</text:span></text:p>
      <text:p text:style-name="P1"><text:span text:style-name="T5">If the new form is capable of speech, you can communicate normally. You retain any spellcasting ability you had in your original form, but the new form must be able to speak intelligibly (that is, speak a language) to use verbal components and must have limbs capable of fine manipulation to use somatic or material components.</text:span></text:p>
      <text:p text:style-name="P1"><text:span text:style-name="T5">You acquire the physical qualities of the new form while retaining your own mind. Physical qualities include natural size, mundane movement capabilities (such as burrowing, climbing, walking, swimming, and flight with wings, to a maximum speed of 120 feet for flying or 60 feet for nonflying movement), natural armor bonus, natural weapons (such as claws, bite, and so on), racial skill bonuses, racial bonus feats, and any gross physical qualities (presence or absence of wings, number of extremities, and so forth). A body with extra limbs does not allow you to make more attacks (or more advantageous two-weapon attacks) than normal.</text:span></text:p>
      <text:p text:style-name="P1"><text:span text:style-name="T5">You do not gain any extraordinary special attacks or special qualities not noted above under physical qualities, such as darkvision, low-light vision, blindsense, blindsight, fast healing, regeneration, scent, and so forth.</text:span></text:p>
      <text:p text:style-name="P1"><text:span text:style-name="T5">You do not gain any supernatural special attacks, special qualities, or spell-like abilities of the new form. Your creature type and subtype (if any) remain the same regardless of your new form. You cannot take the form of any creature with a template, even if that template doesn’t change the creature type or subtype.</text:span></text:p>
      <text:p text:style-name="P1"><text:span text:style-name="T5">You can freely designate the new form’s minor physical qualities (such as hair color, hair texture, and skin color) within the normal ranges for a creature of that kind. The new form’s significant physical qualities (such as height, weight, and gender) are also under your control, but they must fall within the norms for the new form’s kind. You are effectively disguised as an average member of the new form’s race. If you use this spell to create a disguise, you get a +10 bonus on your Disguise check.</text:span></text:p>
      <text:p text:style-name="P1"><text:span text:style-name="T5">When the change occurs, your equipment, if any, either remains worn or held by the new form (if it is capable of wearing or holding the item), or melds into the new form and becomes nonfunctional. When you revert to your true form, any objects previously melded into the new form reappear in the same location on your body they previously occupied and are once again functional. Any new items you wore in the assumed form and can’t wear in your normal form fall off and land at your feet; any that you could wear in either form or carry in a body part common to both forms at the time of reversion are still held in the same way. Any part of the body or piece of equipment that is separated from the whole reverts to its true form.</text:span></text:p>
      <text:p text:style-name="P3"/>
      <text:p text:style-name="P1"><text:span text:style-name="T4">Analyze Dweomer</text:span></text:p>
      <text:p text:style-name="P1"><text:span text:style-name="T5">Divination</text:span></text:p>
      <text:p text:style-name="P1"><text:span text:style-name="T6">Level:</text:span><text:span text:style-name="T5"> Brd 6, Sor/Wiz 6</text:span></text:p>
      <text:p text:style-name="P1"><text:span text:style-name="T6">Components:</text:span><text:span text:style-name="T5"> V, S, 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oft-page-break/><text:span text:style-name="T6">Targets:</text:span><text:span text:style-name="T5"> One object or creature per caster level</text:span></text:p>
      <text:p text:style-name="P1"><text:span text:style-name="T6">Duration:</text:span><text:span text:style-name="T5"> 1 round/level (D)</text:span></text:p>
      <text:p text:style-name="P1"><text:span text:style-name="T6">Saving Throw:</text:span><text:span text:style-name="T5"> None or Will negates; see text</text:span></text:p>
      <text:p text:style-name="P1"><text:span text:style-name="T6">Spell Resistance:</text:span><text:span text:style-name="T5"> No</text:span></text:p>
      <text:p text:style-name="P1"><text:span text:style-name="T5">You discern all spells and magical properties present in a number of creatures or objects. Each round, you may examine a single creature or object that you can see as a free action. In the case of a magic item, you learn its functions, how to activate its functions (if appropriate), and how many charges are left (if it uses charges). In the case of an object or creature with active spells cast upon it, you learn each spell, its effect, and its caster level.</text:span></text:p>
      <text:p text:style-name="P1"><text:span text:style-name="T5">An attended object may attempt a Will save to resist this effect if its holder so desires. If the save succeeds, you learn nothing about the object except what you can discern by looking at it. An object that makes its save cannot be affected by any other </text:span><text:span text:style-name="T7">analyze dweomer </text:span><text:span text:style-name="T5">spells for 24 hours.</text:span></text:p>
      <text:p text:style-name="P1"><text:span text:style-name="T7">Analyze dweomer </text:span><text:span text:style-name="T5">does not function when used on an artifact.</text:span></text:p>
      <text:p text:style-name="P1"><text:span text:style-name="T7">Focus: </text:span><text:span text:style-name="T5">A tiny lens of ruby or sapphire set in a small golden loop. The gemstone must be worth at least 1,500 gp.</text:span></text:p>
      <text:p text:style-name="P3"/>
      <text:p text:style-name="P1"><text:span text:style-name="T4">Animal Growth</text:span></text:p>
      <text:p text:style-name="P1"><text:span text:style-name="T5">Transmutation</text:span></text:p>
      <text:p text:style-name="P1"><text:span text:style-name="T6">Level:</text:span><text:span text:style-name="T5"> Drd 5, Rgr 4, Sor/Wiz 5</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s:</text:span><text:span text:style-name="T5"> Up to one animal (Gargantuan or smaller) per two levels, no two of which can be more than 30 ft. apart</text:span></text:p>
      <text:p text:style-name="P1"><text:span text:style-name="T6">Duration:</text:span><text:span text:style-name="T5"> 1 min./level</text:span></text:p>
      <text:p text:style-name="P1"><text:span text:style-name="T6">Saving Throw:</text:span><text:span text:style-name="T5"> Fortitude negates</text:span></text:p>
      <text:p text:style-name="P1"><text:span text:style-name="T6">Spell Resistance:</text:span><text:span text:style-name="T5"> Yes</text:span></text:p>
      <text:p text:style-name="P1"><text:span text:style-name="T5">A number of animals grow to twice their normal size and eight times their normal weight. This alteration changes each animal’s size category to the next largest, grants it a +8 size bonus to Strength and a +4 size bonus to Constitution (and thus an extra 2 hit points per HD), and imposes a –2 size penalty to Dexterity. The creature’s existing natural armor bonus increases by 2. The size change also affects the animal’s modifier to AC and attack rolls and its base damage. The animal’s space and reach change as appropriate to the new size, but its speed does not change.</text:span></text:p>
      <text:p text:style-name="P1"><text:span text:style-name="T5">The spell also grants each subject damage reduction 10/magic and a +4 resistance bonus on saving throws. If insufficient room is available for the desired growth, the creature attains the maximum possible size and may make a Strength check (using its increased Strength) to burst any enclosures in the process. If it fails, it is constrained without harm by the materials enclosing it— the spell cannot be used to crush a creature by increasing its size.</text:span></text:p>
      <text:p text:style-name="P1"><text:soft-page-break/><text:span text:style-name="T5">All equipment worn or carried by an animal is similarly enlarged by the spell, though this change has no effect on the magical properties of any such equipment.</text:span></text:p>
      <text:p text:style-name="P1"><text:span text:style-name="T5">Any enlarged item that leaves the enlarged creature’s possession instantly returns to its normal size.</text:span></text:p>
      <text:p text:style-name="P1"><text:span text:style-name="T5">The spell gives no means of command or influence over the enlarged animals.</text:span></text:p>
      <text:p text:style-name="P1"><text:span text:style-name="T5">Multiple magical effects that increase size do not stack.</text:span></text:p>
      <text:p text:style-name="P3"/>
      <text:p text:style-name="P1"><text:span text:style-name="T4">Animal Messenger</text:span></text:p>
      <text:p text:style-name="P1"><text:span text:style-name="T5">Enchantment (Compulsion) [Mind-Affecting]</text:span></text:p>
      <text:p text:style-name="P1"><text:span text:style-name="T6">Level:</text:span><text:span text:style-name="T5"> Brd 2, Drd 2, Rgr 1</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Tiny animal</text:span></text:p>
      <text:p text:style-name="P1"><text:span text:style-name="T6">Duration:</text:span><text:span text:style-name="T5"> One day/level</text:span></text:p>
      <text:p text:style-name="P1"><text:span text:style-name="T6">Saving Throw:</text:span><text:span text:style-name="T5"> None; see text</text:span></text:p>
      <text:p text:style-name="P1"><text:span text:style-name="T6">Spell Resistance:</text:span><text:span text:style-name="T5"> Yes</text:span></text:p>
      <text:p text:style-name="P1"><text:span text:style-name="T5">You compel a Tiny animal to go to a spot you designate. The most common use for this spell is to get an animal to carry a message to your allies. The animal cannot be one tamed or trained by someone else, including such creatures as familiars and animal companions.</text:span></text:p>
      <text:p text:style-name="P1"><text:span text:style-name="T5">Using some type of food desirable to the animal as a lure, you call the animal to you. It advances and awaits your bidding. You can mentally impress on the animal a certain place well known to you or an obvious landmark. The directions must be simple, because the animal depends on your knowledge and can’t find a destination on its own. You can attach some small item or note to the messenger. The animal then goes to the designated location and waits there until the duration of the spell expires, whereupon it resumes its normal activities.</text:span></text:p>
      <text:p text:style-name="P1"><text:span text:style-name="T5">During this period of waiting, the messenger allows others to approach it and remove any scroll or token it carries. The intended recipient gains no special ability to communicate with the animal or read any attached message (if it’s written in a language he or she doesn’t know, for example).</text:span></text:p>
      <text:p text:style-name="P1"><text:span text:style-name="T7">Material Component: </text:span><text:span text:style-name="T5">A morsel of food the animal likes.</text:span></text:p>
      <text:p text:style-name="P3"/>
      <text:p text:style-name="P1"><text:span text:style-name="T4">Animal Shapes</text:span></text:p>
      <text:p text:style-name="P1"><text:soft-page-break/><text:span text:style-name="T5">Transmutation</text:span></text:p>
      <text:p text:style-name="P1"><text:span text:style-name="T6">Level:</text:span><text:span text:style-name="T5"> Animal 7, Drd 8</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Up to one willing creature per level, all within 30 ft. of each other</text:span></text:p>
      <text:p text:style-name="P1"><text:span text:style-name="T6">Duration:</text:span><text:span text:style-name="T5"> 1 hour/level (D)</text:span></text:p>
      <text:p text:style-name="P1"><text:span text:style-name="T6">Saving Throw:</text:span><text:span text:style-name="T5"> None; see text</text:span></text:p>
      <text:p text:style-name="P1"><text:span text:style-name="T6">Spell Resistance:</text:span><text:span text:style-name="T5"> Yes (harmless)</text:span></text:p>
      <text:p text:style-name="P1"><text:span text:style-name="T5">As </text:span><text:span text:style-name="T7">polymorph, </text:span><text:span text:style-name="T5">except you polymorph up to one willing creature per caster level into an animal of your choice; the spell has no effect on unwilling creatures. All creatures must take the same kind of animal form. Recipients remain in the animal form until the spell expires or until you dismiss it for all recipients. In addition, an individual subject may choose to resume its normal form as a full-round action; doing so ends the spell for that subject alone. The maximum HD of an assumed form is equal to the subject’s HD or your caster level, whichever is lower, to a maximum of 20 HD at 20th level.</text:span></text:p>
      <text:p text:style-name="P3"/>
      <text:p text:style-name="P1"><text:span text:style-name="T4">Animal Trance</text:span></text:p>
      <text:p text:style-name="P1"><text:span text:style-name="T5">Enchantment (Compulsion) [Mind-Affecting, Sonic]</text:span></text:p>
      <text:p text:style-name="P1"><text:span text:style-name="T6">Level:</text:span><text:span text:style-name="T5"> Brd 2, Drd 2</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Animals or magical beasts with Intelligence 1 or 2</text:span></text:p>
      <text:p text:style-name="P1"><text:span text:style-name="T6">Duration:</text:span><text:span text:style-name="T5"> Concentration</text:span></text:p>
      <text:p text:style-name="P1"><text:span text:style-name="T6">Saving Throw: </text:span><text:span text:style-name="T5">Will negates; see text</text:span></text:p>
      <text:p text:style-name="P1"><text:span text:style-name="T6">Spell Resistance:</text:span><text:span text:style-name="T5"> Yes</text:span></text:p>
      <text:p text:style-name="P1"><text:soft-page-break/><text:span text:style-name="T5">Your swaying motions and music (or singing, or chanting) compel animals and magical beasts to do nothing but watch you. Only a creature with an Intelligence score of 1 or 2 can be fascinated by this spell. Roll 2d6 to determine the total number of HD worth of creatures that you fascinate. The closest targets are selected first until no more targets within range can be affected.</text:span></text:p>
      <text:p text:style-name="P1"><text:span text:style-name="T5">A magical beast, a dire animal, or an animal trained to attack or guard is allowed a saving throw; an animal not trained to attack or guard is not.</text:span></text:p>
      <text:p text:style-name="P3"/>
      <text:p text:style-name="P1"><text:span text:style-name="T4">Animate Dead</text:span></text:p>
      <text:p text:style-name="P1"><text:span text:style-name="T5">Necromancy [Evil]</text:span></text:p>
      <text:p text:style-name="P1"><text:span text:style-name="T6">Level:</text:span><text:span text:style-name="T5"> Clr 3, Death 3, Sor/Wiz 4</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s:</text:span><text:span text:style-name="T5"> One or more corpses touched</text:span></text:p>
      <text:p text:style-name="P1"><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turns the bones or bodies of dead creatures into undead skeletons or zombies that follow your spoken commands.</text:span></text:p>
      <text:p text:style-name="P1"><text:span text:style-name="T5">The undead can follow you, or they can remain in an area and attack any creature (or just a specific kind of creature) entering the place. They remain animated until they are destroyed. (A destroyed skeleton or zombie can’t be animated again.)</text:span></text:p>
      <text:p text:style-name="P1"><text:span text:style-name="T5">Regardless of the type of undead you create with this spell, you can’t create more HD of undead than twice your caster level with a single casting of </text:span><text:span text:style-name="T7">animate dead</text:span><text:span text:style-name="T5">. (The </text:span><text:span text:style-name="T7">desecrate </text:span><text:span text:style-name="T5">spell doubles this limit)</text:span></text:p>
      <text:p text:style-name="P1"><text:span text:style-name="T5">The undead you create remain under your control indefinitely. No matter how many times you use this spell, however, you can control only 4 HD worth of undead creatures per caster level. If you exceed this number, all the newly created creatures fall under your control, and any excess undead from previous castings become uncontrolled. (You choose which creatures are released.) If you are a cleric, any undead you might command by virtue of your power to command or rebuke undead do not count toward the limit.</text:span></text:p>
      <text:p text:style-name="P1"><text:span text:style-name="T7">Skeletons: </text:span><text:span text:style-name="T5">A skeleton can be created only from a mostly intact corpse or skeleton. The corpse must have bones. If a skeleton is made from a corpse, the flesh falls off the bones. </text:span></text:p>
      <text:p text:style-name="P1"><text:span text:style-name="T7">Zombies: </text:span><text:span text:style-name="T5">A zombie can be created only from a mostly intact corpse. The corpse must be that of a creature with a true anatomy.</text:span></text:p>
      <text:p text:style-name="P1"><text:span text:style-name="T7">Material Component: </text:span><text:span text:style-name="T5">You must place a black onyx gem worth at least 25 gp per Hit Die of the undead into the mouth or eye socket of each corpse you intend to animate. The magic of the spell turns these gems into worthless, burned-out shells.</text:span></text:p>
      <text:p text:style-name="P3"/>
      <text:p text:style-name="P1"><text:soft-page-break/><text:span text:style-name="T4">Animate Objects</text:span></text:p>
      <text:p text:style-name="P1"><text:span text:style-name="T5">Transmutation</text:span></text:p>
      <text:p text:style-name="P1"><text:span text:style-name="T6">Level:</text:span><text:span text:style-name="T5"> Brd 6, Chaos 6, Clr 6</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s:</text:span><text:span text:style-name="T5"> One Small object per caster level; see text</text:span></text:p>
      <text:p text:style-name="P1"><text:span text:style-name="T6">Duration:</text:span><text:span text:style-name="T5"> 1 round/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imbue inanimate objects with mobility and a semblance of life. Each such animated object then immediately attacks whomever or whatever you initially designate.</text:span></text:p>
      <text:p text:style-name="P1"><text:span text:style-name="T5">An animated object can be of any nonmagical material. You may animate one Small or smaller object or an equivalent number of larger objects per caster level. A Medium object counts as two Small or smaller objects, a Large object as four, a Huge object as eight, a Gargantuan object as sixteen, and a Colossal object as thirty-two. You can change the designated target or targets as a move action, as if directing an active spell.</text:span></text:p>
      <text:p text:style-name="P1"><text:span text:style-name="T5">This spell cannot animate objects carried or worn by a creature.</text:span></text:p>
      <text:p text:style-name="P1"><text:span text:style-name="T7">Animate objects </text:span><text:span text:style-name="T5">can be made permanent with a </text:span><text:span text:style-name="T7">permanency </text:span><text:span text:style-name="T5">spell.</text:span></text:p>
      <text:p text:style-name="P3"/>
      <text:p text:style-name="P1"><text:span text:style-name="T4">Animate Plants</text:span></text:p>
      <text:p text:style-name="P1"><text:span text:style-name="T5">Transmutation</text:span></text:p>
      <text:p text:style-name="P1"><text:span text:style-name="T6">Level:</text:span><text:span text:style-name="T5"> Drd 7, Plant 7</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oft-page-break/><text:span text:style-name="T6">Targets:</text:span><text:span text:style-name="T5"> One Large plant per three caster levels or all plants within range; see text</text:span></text:p>
      <text:p text:style-name="P1"><text:span text:style-name="T6">Duration:</text:span><text:span text:style-name="T5"> 1 round/level or 1 hour/level; see text</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imbue inanimate plants with mobility and a semblance of life. Each animated plant then immediately attacks whomever or whatever you initially designate as though it were an animated object of the appropriate size category. You may animate one Large or smaller plant, or an equivalent number of larger plants, per three caster levels. A Huge plant counts as two Large or smaller plants, a Gargantuan plant as four, and a Colossal plant as eight. You can change the designated target or targets as a move action, as if directing an active spell.</text:span></text:p>
      <text:p text:style-name="P1"><text:span text:style-name="T5">Use the statistics for animated objects</text:span><text:span text:style-name="T7">, </text:span><text:span text:style-name="T5">except that plants smaller than Large usually don’t have hardness.</text:span></text:p>
      <text:p text:style-name="P1"><text:span text:style-name="T7">Animate plants </text:span><text:span text:style-name="T5">cannot affect plant creatures, nor does it affect nonliving vegetable material.</text:span></text:p>
      <text:p text:style-name="P1"><text:span text:style-name="T7">Entangle: </text:span><text:span text:style-name="T5">Alternatively, you may imbue all plants within range with a degree of mobility, which allows them to entwine around creatures in the area. This usage of the spell duplicates the effect of an </text:span><text:span text:style-name="T7">entangle </text:span><text:span text:style-name="T5">spell. Spell resistance does not keep creatures from being entangled. This effect lasts 1 hour per caster level.</text:span></text:p>
      <text:p text:style-name="P3"/>
      <text:p text:style-name="P1"><text:span text:style-name="T4">Animate Rope</text:span></text:p>
      <text:p text:style-name="P1"><text:span text:style-name="T5">Transmutation</text:span></text:p>
      <text:p text:style-name="P1"><text:span text:style-name="T6">Level:</text:span><text:span text:style-name="T5"> Brd 1, Sor/Wiz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text:span><text:span text:style-name="T5"> One ropelike object, length up to 50 ft. + 5 ft./level; see text</text:span></text:p>
      <text:p text:style-name="P1"><text:span text:style-name="T6">Duration:</text:span><text:span text:style-name="T5"> 1 round/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can animate a nonliving ropelike object. The maximum length assumes a rope with a 1-inch diameter.</text:span></text:p>
      <text:p text:style-name="P1"><text:span text:style-name="T5">Reduce the maximum length by 50% for every additional inch of thickness, and increase it by 50% for each reduction of the rope’s diameter by half.</text:span></text:p>
      <text:p text:style-name="P1"><text:soft-page-break/><text:span text:style-name="T5">The possible commands are “coil” (form a neat, coiled stack), “coil and knot,” “loop,” “loop and knot,” “tie and knot,” and the opposites of all of the above (“uncoil,” and so forth). You can give one command each round as a move action, as if directing an active spell.</text:span></text:p>
      <text:p text:style-name="P1"><text:span text:style-name="T5">The rope can enwrap only a creature or an object within 1 foot of it—it does not snake outward—so it must be thrown near the intended target. Doing so requires a successful ranged touch attack roll (range increment 10 feet). A typical 1- inch-diameter hempen rope has 2 hit points, AC 10, and requires a DC 23 Strength check to burst it. The rope does not deal damage, but it can be used as a trip line or to cause a single opponent that fails a Reflex saving throw to become entangled. A creature capable of spellcasting that is bound by this spell must make a DC 15 Concentration check to cast a spell. An entangled creature can slip free with a DC 20 Escape Artist check.</text:span></text:p>
      <text:p text:style-name="P1"><text:span text:style-name="T5">The rope itself and any knots tied in it are not magical.</text:span></text:p>
      <text:p text:style-name="P1"><text:span text:style-name="T5">This spell grants a +2 bonus on any Use Rope checks you make when using the transmuted rope.</text:span></text:p>
      <text:p text:style-name="P1"><text:span text:style-name="T5">The spell cannot animate objects carried or worn by a creature.</text:span></text:p>
      <text:p text:style-name="P3"/>
      <text:p text:style-name="P1"><text:span text:style-name="T4">Antilife Shell</text:span></text:p>
      <text:p text:style-name="P1"><text:span text:style-name="T5">Abjuration</text:span></text:p>
      <text:p text:style-name="P1"><text:span text:style-name="T6">Level:</text:span><text:span text:style-name="T5"> Animal 6, Clr 6, Drd 6</text:span></text:p>
      <text:p text:style-name="P1"><text:span text:style-name="T6">Components:</text:span><text:span text:style-name="T5"> V, S, DF</text:span></text:p>
      <text:p text:style-name="P1"><text:span text:style-name="T6">Casting Time:</text:span><text:span text:style-name="T5"> 1 round</text:span></text:p>
      <text:p text:style-name="P1"><text:span text:style-name="T6">Range:</text:span><text:span text:style-name="T5"> 10 ft.</text:span></text:p>
      <text:p text:style-name="P1"><text:span text:style-name="T6">Area:</text:span><text:span text:style-name="T5"> 10-ft.-radius emanation, centered on you</text:span></text:p>
      <text:p text:style-name="P1"><text:span text:style-name="T6">Duration:</text:span><text:span text:style-name="T5"> 10 min./level (D)</text:span></text:p>
      <text:p text:style-name="P1"><text:span text:style-name="T6">Saving Throw:</text:span><text:span text:style-name="T5"> None</text:span></text:p>
      <text:p text:style-name="P1"><text:span text:style-name="T6">Spell Resistance:</text:span><text:span text:style-name="T5"> Yes</text:span></text:p>
      <text:p text:style-name="P1"><text:span text:style-name="T5">You bring into being a mobile, hemispherical energy field that prevents the entrance of most types of living creatures.</text:span></text:p>
      <text:p text:style-name="P1"><text:span text:style-name="T5">The effect hedges out animals, aberrations, dragons, fey, giants, humanoids, magical beasts, monstrous humanoids, oozes, plants, and vermin, but not constructs, elementals, outsiders, or undead.</text:span></text:p>
      <text:p text:style-name="P1"><text:span text:style-name="T5">This spell may be used only defensively, not aggressively. Forcing an abjuration barrier against creatures that the spell keeps at bay collapses the barrier.</text:span></text:p>
      <text:p text:style-name="P3"/>
      <text:p text:style-name="P1"><text:span text:style-name="T4">Antimagic Field</text:span></text:p>
      <text:p text:style-name="P1"><text:soft-page-break/><text:span text:style-name="T5">Abjuration</text:span></text:p>
      <text:p text:style-name="P1"><text:span text:style-name="T6">Level:</text:span><text:span text:style-name="T5"> Clr 8, Magic 6, Protection 6, Sor/Wiz 6</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10 ft.</text:span></text:p>
      <text:p text:style-name="P1"><text:span text:style-name="T6">Area:</text:span><text:span text:style-name="T5"> 10-ft.-radius emanation, centered on you</text:span></text:p>
      <text:p text:style-name="P1"><text:span text:style-name="T6">Duration:</text:span><text:span text:style-name="T5"> 10 min./level (D)</text:span></text:p>
      <text:p text:style-name="P1"><text:span text:style-name="T6">Saving Throw:</text:span><text:span text:style-name="T5"> None</text:span></text:p>
      <text:p text:style-name="P1"><text:span text:style-name="T6">Spell Resistance:</text:span><text:span text:style-name="T5"> See text</text:span></text:p>
      <text:p text:style-name="P1"><text:span text:style-name="T5">An invisible barrier surrounds you and moves with you. The space within this barrier is impervious to most magical effects, including spells, spell-like abilities, and supernatural abilities. Likewise, it prevents the functioning of any magic items or spells within its confines.</text:span></text:p>
      <text:p text:style-name="P1"><text:span text:style-name="T5">An </text:span><text:span text:style-name="T7">antimagic field </text:span><text:span text:style-name="T5">suppresses any spell or magical effect used within, brought into, or cast into the area, but does not dispel it. Time spent within an </text:span><text:span text:style-name="T7">antimagic field </text:span><text:span text:style-name="T5">counts against the suppressed spell’s duration.</text:span></text:p>
      <text:p text:style-name="P1"><text:span text:style-name="T5">Summoned creatures of any type and incorporeal undead wink out if they enter an </text:span><text:span text:style-name="T7">antimagic field. </text:span><text:span text:style-name="T5">They reappear in the same spot once the field goes away. Time spent winked out counts normally against the duration of the conjuration that is maintaining the creature. If you cast </text:span><text:span text:style-name="T7">antimagic field </text:span><text:span text:style-name="T5">in an area occupied by a summoned creature that has spell resistance, you must make a caster level check (1d20 + caster level) against the creature’s spell resistance to make it wink out. (The effects of instantaneous conjurations</text:span><text:span text:style-name="T7"> </text:span><text:span text:style-name="T5">are not affected by an </text:span><text:span text:style-name="T7">antimagic field </text:span><text:span text:style-name="T5">because the conjuration itself is no longer in effect, only its result.)</text:span></text:p>
      <text:p text:style-name="P1"><text:span text:style-name="T5">A normal creature can enter the area, as can normal missiles. Furthermore, while a magic sword does not function magically within the area, it is still a sword (and a masterwork sword at that). The spell has no effect on golems and other constructs that are imbued with magic during their creation process and are thereafter self-supporting (unless they have been summoned, in which case they are treated like any other summoned creatures). Elementals, corporeal undead, and outsiders are likewise unaffected unless summoned. These creatures’ spell-like or supernatural abilities, however, may be temporarily nullified by the field. </text:span><text:span text:style-name="T7">Dispel magic </text:span><text:span text:style-name="T5">does not remove the field.</text:span></text:p>
      <text:p text:style-name="P1"><text:span text:style-name="T5">Two or more </text:span><text:span text:style-name="T7">antimagic fields </text:span><text:span text:style-name="T5">sharing any of the same space have no effect on each other. Certain spells, such as </text:span><text:span text:style-name="T7">wall of force, prismatic sphere</text:span><text:span text:style-name="T5">, and </text:span><text:span text:style-name="T7">prismatic wall, </text:span><text:span text:style-name="T5">remain unaffected by </text:span><text:span text:style-name="T7">antimagic field </text:span><text:span text:style-name="T5">(see the individual spell descriptions). Artifacts and deities are unaffected by mortal magic such as this. </text:span></text:p>
      <text:p text:style-name="P1"><text:span text:style-name="T5">Should a creature be larger than the area enclosed by the barrier, any part of it that lies outside the barrier is unaffected by the field.</text:span></text:p>
      <text:p text:style-name="P1"><text:span text:style-name="T7">Arcane Material Component: </text:span><text:span text:style-name="T5">A pinch of powdered iron or iron filings.</text:span></text:p>
      <text:p text:style-name="P3"/>
      <text:p text:style-name="P1"><text:span text:style-name="T4">Antipathy</text:span></text:p>
      <text:p text:style-name="P1"><text:span text:style-name="T5">Enchantment (Compulsion) [Mind-Affecting]</text:span></text:p>
      <text:p text:style-name="P1"><text:span text:style-name="T6">Level:</text:span><text:span text:style-name="T5"> Drd 9, Sor/Wiz 8</text:span></text:p>
      <text:p text:style-name="P1"><text:span text:style-name="T6">Components:</text:span><text:span text:style-name="T5"> V, S, M/DF</text:span></text:p>
      <text:p text:style-name="P1"><text:soft-page-break/><text:span text:style-name="T6">Casting Time:</text:span><text:span text:style-name="T5"> 1 hour</text:span></text:p>
      <text:p text:style-name="P1"><text:span text:style-name="T6">Range:</text:span><text:span text:style-name="T5"> Close (25 ft. + 5 ft./2 levels)</text:span></text:p>
      <text:p text:style-name="P1"><text:span text:style-name="T6">Target:</text:span><text:span text:style-name="T5"> One location (up to a 10-ft. cube/level) or one object</text:span></text:p>
      <text:p text:style-name="P1"><text:span text:style-name="T6">Duration:</text:span><text:span text:style-name="T5"> 2 hours/level (D)</text:span></text:p>
      <text:p text:style-name="P1"><text:span text:style-name="T6">Saving Throw: </text:span><text:span text:style-name="T5">Will partial</text:span></text:p>
      <text:p text:style-name="P1"><text:span text:style-name="T6">Spell Resistance:</text:span><text:span text:style-name="T5"> Yes</text:span></text:p>
      <text:p text:style-name="P1"><text:span text:style-name="T5">You cause an object or location to emanate magical vibrations that repel either a specific kind of intelligent creature or creatures of a particular alignment, as defined by you. The kind of creature to be affected must be named specifically. A creature subtype is not specific enough. Likewise, the specific alignment to be repelled must be named.</text:span></text:p>
      <text:p text:style-name="P1"><text:span text:style-name="T5">Creatures of the designated kind or alignment feel an overpowering urge to leave the area or to avoid the affected item.</text:span></text:p>
      <text:p text:style-name="P1"><text:span text:style-name="T5">A compulsion forces them to abandon the area or item, shunning it and never willingly returning to it while the spell is in effect. A creature that makes a successful saving throw can stay in the area or touch the item but feels uncomfortable doing so. This distracting discomfort reduces the creature’s Dexterity score by 4 points.</text:span></text:p>
      <text:p text:style-name="P1"><text:span text:style-name="T7">Antipathy </text:span><text:span text:style-name="T5">counters and dispels </text:span><text:span text:style-name="T7">sympathy</text:span><text:span text:style-name="T5">.</text:span></text:p>
      <text:p text:style-name="P1"><text:span text:style-name="T7">Arcane Material Component: </text:span><text:span text:style-name="T5">A lump of alum soaked in vinegar.</text:span></text:p>
      <text:p text:style-name="P3"/>
      <text:p text:style-name="P1"><text:span text:style-name="T4">Antiplant Shell</text:span></text:p>
      <text:p text:style-name="P1"><text:span text:style-name="T5">Abjuration</text:span></text:p>
      <text:p text:style-name="P1"><text:span text:style-name="T6">Level:</text:span><text:span text:style-name="T5"> Drd 4</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10 ft.</text:span></text:p>
      <text:p text:style-name="P1"><text:span text:style-name="T6">Area:</text:span><text:span text:style-name="T5"> 10-ft.-radius emanation, centered on you</text:span></text:p>
      <text:p text:style-name="P1"><text:span text:style-name="T6">Duration:</text:span><text:span text:style-name="T5"> 10 min./level (D)</text:span></text:p>
      <text:p text:style-name="P1"><text:span text:style-name="T6">Saving Throw:</text:span><text:span text:style-name="T5"> None</text:span></text:p>
      <text:p text:style-name="P1"><text:soft-page-break/><text:span text:style-name="T6">Spell Resistance:</text:span><text:span text:style-name="T5"> Yes</text:span></text:p>
      <text:p text:style-name="P1"><text:span text:style-name="T5">The </text:span><text:span text:style-name="T7">antiplant shell </text:span><text:span text:style-name="T5">spell creates an invisible, mobile barrier that keeps all creatures within the shell protected from attacks by plant creatures or animated plants. As with many abjuration spells, forcing the barrier against creatures that the spell keeps at bay strains and collapses the field.</text:span></text:p>
      <text:p text:style-name="P3"/>
      <text:p text:style-name="P1"><text:span text:style-name="T4">Arcane Eye</text:span></text:p>
      <text:p text:style-name="P1"><text:span text:style-name="T5">Divination (Scrying)</text:span></text:p>
      <text:p text:style-name="P1"><text:span text:style-name="T6">Level:</text:span><text:span text:style-name="T5"> Sor/Wiz 4</text:span></text:p>
      <text:p text:style-name="P1"><text:span text:style-name="T6">Components:</text:span><text:span text:style-name="T5"> V, S, M</text:span></text:p>
      <text:p text:style-name="P1"><text:span text:style-name="T6">Casting Time:</text:span><text:span text:style-name="T5"> 10 minutes</text:span></text:p>
      <text:p text:style-name="P1"><text:span text:style-name="T6">Range:</text:span><text:span text:style-name="T5"> Unlimited</text:span></text:p>
      <text:p text:style-name="P1"><text:span text:style-name="T6">Effect: </text:span><text:span text:style-name="T5">Magical sensor</text:span></text:p>
      <text:p text:style-name="P1"><text:span text:style-name="T6">Duration:</text:span><text:span text:style-name="T5"> 1 min./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create an invisible magical sensor that sends you visual information. You can create the </text:span><text:span text:style-name="T7">arcane eye </text:span><text:span text:style-name="T5">at any point you can see, but it can then travel outside your line of sight without hindrance. An </text:span><text:span text:style-name="T7">arcane eye </text:span><text:span text:style-name="T5">travels at 30 feet per round (300 feet per minute) if viewing an area ahead as a human would (primarily looking at the floor) or 10 feet per round (100 feet per minute) if examining the ceiling and walls as well as the floor ahead. It sees exactly as you would see if you were there.</text:span></text:p>
      <text:p text:style-name="P1"><text:span text:style-name="T5">The eye can travel in any direction as long as the spell lasts. Solid barriers block its passage, but it can pass through a hole or space as small as 1 inch in diameter. The eye can’t enter another plane of existence, even through a </text:span><text:span text:style-name="T7">gate </text:span><text:span text:style-name="T5">or similar magical portal.</text:span></text:p>
      <text:p text:style-name="P1"><text:span text:style-name="T5">You must concentrate to use an </text:span><text:span text:style-name="T7">arcane eye. </text:span><text:span text:style-name="T5">If you do not concentrate, the eye is inert until you again concentrate.</text:span></text:p>
      <text:p text:style-name="P1"><text:span text:style-name="T7">Material Component: </text:span><text:span text:style-name="T5">A bit of bat fur.</text:span></text:p>
      <text:p text:style-name="P3"/>
      <text:p text:style-name="P1"><text:span text:style-name="T4">Arcane Lock</text:span></text:p>
      <text:p text:style-name="P1"><text:span text:style-name="T5">Abjuration</text:span></text:p>
      <text:p text:style-name="P1"><text:span text:style-name="T6">Level:</text:span><text:span text:style-name="T5"> Sor/Wiz 2</text:span></text:p>
      <text:p text:style-name="P1"><text:soft-page-break/><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The door, chest, or portal touched, up to 30 sq. ft./level in size</text:span></text:p>
      <text:p text:style-name="P1"><text:span text:style-name="T6">Duration:</text:span><text:span text:style-name="T5"> Permanent</text:span></text:p>
      <text:p text:style-name="P1"><text:span text:style-name="T6">Saving Throw:</text:span><text:span text:style-name="T5"> None</text:span></text:p>
      <text:p text:style-name="P1"><text:span text:style-name="T6">Spell Resistance:</text:span><text:span text:style-name="T5"> No</text:span></text:p>
      <text:p text:style-name="P1"><text:span text:style-name="T5">An </text:span><text:span text:style-name="T7">arcane lock </text:span><text:span text:style-name="T5">spell cast upon a door, chest, or portal magically locks it. You can freely pass your own </text:span><text:span text:style-name="T7">arcane lock </text:span><text:span text:style-name="T5">without affecting it; otherwise, a door or object secured with this spell can be opened only by breaking in or with a successful </text:span><text:span text:style-name="T7">dispel magic </text:span><text:span text:style-name="T5">or </text:span><text:span text:style-name="T7">knock </text:span><text:span text:style-name="T5">spell. Add 10 to the normal DC to break open a door or portal affected by this spell. (A </text:span><text:span text:style-name="T7">knock </text:span><text:span text:style-name="T5">spell does not remove an </text:span><text:span text:style-name="T7">arcane lock; </text:span><text:span text:style-name="T5">it only suppresses the effect for 10 minutes.)</text:span></text:p>
      <text:p text:style-name="P1"><text:span text:style-name="T7">Material Component: </text:span><text:span text:style-name="T5">Gold dust worth 25 gp.</text:span></text:p>
      <text:p text:style-name="P3"/>
      <text:p text:style-name="P1"><text:span text:style-name="T4">Arcane Mark</text:span></text:p>
      <text:p text:style-name="P1"><text:span text:style-name="T5">Universal</text:span></text:p>
      <text:p text:style-name="P1"><text:span text:style-name="T6">Level:</text:span><text:span text:style-name="T5"> Sor/Wiz 0</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0 ft.</text:span></text:p>
      <text:p text:style-name="P1"><text:span text:style-name="T6">Effect:</text:span><text:span text:style-name="T5"> One personal rune or mark, all of which must fit within 1 sq. ft.</text:span></text:p>
      <text:p text:style-name="P1"><text:span text:style-name="T6">Duration:</text:span><text:span text:style-name="T5"> Permanent</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allows you to inscribe your personal rune or mark, which can consist of no more than six characters. The writing can be visible or invisible. An </text:span><text:span text:style-name="T7">arcane mark </text:span><text:span text:style-name="T5">spell enables you to etch the rune upon any substance without harm to the material upon which it is placed. If an invisible mark is made, a </text:span><text:span text:style-name="T7">detect magic </text:span><text:span text:style-name="T5">spell causes it to glow and be visible, though not necessarily understandable.</text:span></text:p>
      <text:p text:style-name="P1"><text:soft-page-break/><text:span text:style-name="T7">See invisibility, true seeing</text:span><text:span text:style-name="T5">, a </text:span><text:span text:style-name="T7">gem of seeing</text:span><text:span text:style-name="T5">, or a </text:span><text:span text:style-name="T7">robe of eyes </text:span><text:span text:style-name="T5">likewise allows the user to see an invisible </text:span><text:span text:style-name="T7">arcane mark. </text:span><text:span text:style-name="T5">A </text:span><text:span text:style-name="T7">read magic </text:span><text:span text:style-name="T5">spell reveals the words, if any. The mark cannot be dispelled, but it can be removed by the caster or by an </text:span><text:span text:style-name="T7">erase </text:span><text:span text:style-name="T5">spell.</text:span></text:p>
      <text:p text:style-name="P1"><text:span text:style-name="T5">If an </text:span><text:span text:style-name="T7">arcane mark </text:span><text:span text:style-name="T5">is placed on a living being, normal wear gradually causes the effect to fade in about a month.</text:span></text:p>
      <text:p text:style-name="P1"><text:span text:style-name="T7">Arcane mark </text:span><text:span text:style-name="T5">must be cast on an object prior to casting </text:span><text:span text:style-name="T7">instant summons </text:span><text:span text:style-name="T5">on the same object (see that spell description for details).</text:span></text:p>
      <text:p text:style-name="P3"/>
      <text:p text:style-name="P1"><text:span text:style-name="T4">Arcane Sight</text:span></text:p>
      <text:p text:style-name="P1"><text:span text:style-name="T5">Divination</text:span></text:p>
      <text:p text:style-name="P1"><text:span text:style-name="T6">Level:</text:span><text:span text:style-name="T5"> Sor/Wiz 3</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 min./level (D)</text:span></text:p>
      <text:p text:style-name="P1"><text:span text:style-name="T5">This spell makes your eyes glow blue and allows you to see magical auras within 120 feet of you. The effect is similar to that of a </text:span><text:span text:style-name="T7">detect magic </text:span><text:span text:style-name="T5">spell, but </text:span><text:span text:style-name="T7">arcane sight </text:span><text:span text:style-name="T5">does not require concentration and discerns aura location and power more quickly.</text:span></text:p>
      <text:p text:style-name="P1"><text:span text:style-name="T5">You know the location and power of all magical auras within your sight. An aura’s power depends on a spell’s functioning level or an item’s caster level, as noted in the description of the </text:span><text:span text:style-name="T7">detect magic </text:span><text:span text:style-name="T5">spell. If the items or creatures bearing the auras are in line of sight, you can make Spellcraft skill checks to determine the school of magic involved in each. (Make one check per aura; DC 15 + spell level, or 15 + one-half caster level for a nonspell effect.)</text:span></text:p>
      <text:p text:style-name="P1"><text:span text:style-name="T5">If you concentrate on a specific creature within 120 feet of you as a standard action, you can determine whether it has any spellcasting or spell-like abilities, whether these are arcane or divine (spell-like abilities register as arcane), and the strength of the most powerful spell or spell-like ability the creature currently has available for use.</text:span></text:p>
      <text:p text:style-name="P1"><text:span text:style-name="T7">Arcane sight </text:span><text:span text:style-name="T5">can be made permanent with a </text:span><text:span text:style-name="T7">permanency </text:span><text:span text:style-name="T5">spell.</text:span></text:p>
      <text:p text:style-name="P3"/>
      <text:p text:style-name="P1"><text:span text:style-name="T4">Arcane Sight, Greater</text:span></text:p>
      <text:p text:style-name="P1"><text:span text:style-name="T5">Divination</text:span></text:p>
      <text:p text:style-name="P1"><text:span text:style-name="T6">Level:</text:span><text:span text:style-name="T5"> Sor/Wiz 7</text:span></text:p>
      <text:p text:style-name="P1"><text:span text:style-name="T5">This spell functions like </text:span><text:span text:style-name="T7">arcane sight, </text:span><text:span text:style-name="T5">except that you automatically know which spells or magical effects are active upon any individual or object you see.</text:span></text:p>
      <text:p text:style-name="P1"><text:soft-page-break/><text:span text:style-name="T7">Greater arcane sight </text:span><text:span text:style-name="T5">doesn’t let you identify magic items.</text:span></text:p>
      <text:p text:style-name="P1"><text:span text:style-name="T5">Unlike </text:span><text:span text:style-name="T7">arcane sight</text:span><text:span text:style-name="T5">, this spell cannot be made permanent with a </text:span><text:span text:style-name="T7">permanency </text:span><text:span text:style-name="T5">spell.</text:span></text:p>
      <text:p text:style-name="P3"/>
      <text:p text:style-name="P1"><text:span text:style-name="T4">Astral Projection</text:span></text:p>
      <text:p text:style-name="P1"><text:span text:style-name="T5">Necromancy</text:span></text:p>
      <text:p text:style-name="P1"><text:span text:style-name="T6">Level:</text:span><text:span text:style-name="T5"> Clr 9, Sor/Wiz 9, Travel 9</text:span></text:p>
      <text:p text:style-name="P1"><text:span text:style-name="T6">Components:</text:span><text:span text:style-name="T5"> V, S, M</text:span></text:p>
      <text:p text:style-name="P1"><text:span text:style-name="T6">Casting Time:</text:span><text:span text:style-name="T5"> 30 minutes</text:span></text:p>
      <text:p text:style-name="P1"><text:span text:style-name="T6">Range:</text:span><text:span text:style-name="T5"> Touch</text:span></text:p>
      <text:p text:style-name="P1"><text:span text:style-name="T6">Targets:</text:span><text:span text:style-name="T5"> You plus one additional willing creature touched per two caster levels</text:span></text:p>
      <text:p text:style-name="P1"><text:span text:style-name="T6">Duration:</text:span><text:span text:style-name="T5"> See text</text:span></text:p>
      <text:p text:style-name="P1"><text:span text:style-name="T6">Saving Throw:</text:span><text:span text:style-name="T5"> None</text:span></text:p>
      <text:p text:style-name="P1"><text:span text:style-name="T6">Spell Resistance:</text:span><text:span text:style-name="T5"> Yes</text:span></text:p>
      <text:p text:style-name="P1"><text:span text:style-name="T5">By freeing your spirit from your physical body, this spell allows you to project an astral body onto another plane altogether.</text:span></text:p>
      <text:p text:style-name="P1"><text:span text:style-name="T5">You can bring the astral forms of other willing creatures with you, provided that these subjects are linked in a circle with you at the time of the casting. These fellow travelers are dependent upon you and must accompany you at all times. If something happens to you during the journey, your companions are stranded wherever you left them.</text:span></text:p>
      <text:p text:style-name="P1"><text:span text:style-name="T5">You project your astral self onto the Astral Plane, leaving your physical body behind on the Material Plane in a state of suspended animation. The spell projects an astral copy of you and all you wear or carry onto the Astral Plane. Since the Astral Plane touches upon other planes, you can travel astrally to any of these other planes as you will. To enter one, you leave the Astral Plane, forming a new physical body (and equipment) on the plane of existence you have chosen to enter.</text:span></text:p>
      <text:p text:style-name="P1"><text:span text:style-name="T5">While you are on the Astral Plane, your astral body is connected at all times to your physical body by a silvery cord. If the cord is broken, you are killed, astrally and physically. Luckily, very few things can destroy a silver cord. When a second body is formed on a different plane, the incorporeal silvery cord remains invisibly attached to the new body. If the second body or the astral form is slain, the cord simply returns to your body where it rests on the Material Plane, thereby reviving it from its state of suspended animation. Although astral projections are able to function on the Astral Plane, their actions affect only creatures existing on the Astral Plane; a physical body must be materialized on other planes.</text:span></text:p>
      <text:p text:style-name="P1"><text:span text:style-name="T5">You and your companions may travel through the Astral Plane indefinitely. Your bodies simply wait behind in a state of suspended animation until you choose to return your spirits to them. The spell lasts until you desire to end it, or until it is terminated by some outside means, such as </text:span><text:span text:style-name="T7">dispel magic </text:span><text:span text:style-name="T5">cast upon either the physical body or the astral form, the breaking of the silver cord, or the destruction of your body back on the Material Plane (which kills you).</text:span></text:p>
      <text:p text:style-name="P1"><text:span text:style-name="T7">Material Component: </text:span><text:span text:style-name="T5">A jacinth worth at least 1,000 gp, plus a silver bar worth 5 gp for each person to be affected.</text:span></text:p>
      <text:p text:style-name="P3"/>
      <text:p text:style-name="P1"><text:span text:style-name="T4">Atonement</text:span></text:p>
      <text:p text:style-name="P1"><text:soft-page-break/><text:span text:style-name="T5">Abjuration</text:span></text:p>
      <text:p text:style-name="P1"><text:span text:style-name="T6">Level:</text:span><text:span text:style-name="T5"> Clr 5, Drd 5</text:span></text:p>
      <text:p text:style-name="P1"><text:span text:style-name="T6">Components:</text:span><text:span text:style-name="T5"> V, S, M, F, DF, XP</text:span></text:p>
      <text:p text:style-name="P1"><text:span text:style-name="T6">Casting Time:</text:span><text:span text:style-name="T5"> 1 hour</text:span></text:p>
      <text:p text:style-name="P1"><text:span text:style-name="T6">Range:</text:span><text:span text:style-name="T5"> Touch</text:span></text:p>
      <text:p text:style-name="P1"><text:span text:style-name="T6">Target:</text:span><text:span text:style-name="T5"> Living creature touched</text:span></text:p>
      <text:p text:style-name="P1"><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Yes</text:span></text:p>
      <text:p text:style-name="P1"><text:span text:style-name="T5">This spell removes the burden of evil acts or misdeeds from the subject. The creature seeking atonement must be truly repentant and desirous of setting right its misdeeds. If the atoning creature committed the evil act unwittingly or under some form of compulsion, </text:span><text:span text:style-name="T7">atonement </text:span><text:span text:style-name="T5">operates normally at no cost to you. However, in the case of a creature atoning for deliberate misdeeds and acts of a knowing and willful nature, you must intercede with your deity (requiring you to expend 500 XP) in order to expunge the subject’s burden. Many casters first assign a subject of this sort a quest (see </text:span><text:span text:style-name="T7">geas/quest</text:span><text:span text:style-name="T5">) or similar penance to determine whether the creature is truly contrite before casting the </text:span><text:span text:style-name="T7">atonement </text:span><text:span text:style-name="T5">spell on its behalf.</text:span></text:p>
      <text:p text:style-name="P1"><text:span text:style-name="T7">Atonement </text:span><text:span text:style-name="T5">may be cast for one of several purposes, depending on the version selected.</text:span></text:p>
      <text:p text:style-name="P1"><text:span text:style-name="T7">Reverse Magical Alignment Change: </text:span><text:span text:style-name="T5">If a creature has had its alignment magically changed, </text:span><text:span text:style-name="T7">atonement </text:span><text:span text:style-name="T5">returns its alignment to its original status at no cost in experience points.</text:span></text:p>
      <text:p text:style-name="P1"><text:span text:style-name="T7">Restore Class: </text:span><text:span text:style-name="T5">A paladin who has lost her class features due to committing an evil act may have her paladinhood restored to her by this spell.</text:span></text:p>
      <text:p text:style-name="P1"><text:span text:style-name="T7">Restore Cleric or Druid Spell Powers: </text:span><text:span text:style-name="T5">A cleric or druid who has lost the ability to cast spells by incurring the anger of his or her deity may regain that ability by seeking </text:span><text:span text:style-name="T7">atonement </text:span><text:span text:style-name="T5">from another cleric of the same deity or another druid. If the transgression was intentional, the casting cleric loses 500 XP for his intercession. If the transgression was unintentional, he does not lose XP.</text:span></text:p>
      <text:p text:style-name="P1"><text:span text:style-name="T7">Redemption or Temptation: </text:span><text:span text:style-name="T5">You may cast this spell upon a creature of an opposing alignment in order to offer it a chance to change its alignment to match yours. The prospective subject must be present for the entire casting process. Upon completion of the spell, the subject freely chooses whether it retains its original alignment or acquiesces to your offer and changes to your alignment. No duress, compulsion, or magical influence can force the subject to take advantage of the opportunity offered if it is unwilling to abandon its old alignment. This use of the spell does not work on outsiders or any creature incapable of changing its alignment naturally.</text:span></text:p>
      <text:p text:style-name="P1"><text:span text:style-name="T5">Though the spell description refers to evil acts, </text:span><text:span text:style-name="T7">atonement </text:span><text:span text:style-name="T5">can also be used on any creature that has performed acts against its alignment, whether those acts are evil, good, chaotic, or lawful.</text:span></text:p>
      <text:p text:style-name="P1"><text:span text:style-name="T7">Note: </text:span><text:span text:style-name="T5">Normally, changing alignment is up to the player. This use of </text:span><text:span text:style-name="T7">atonement </text:span><text:span text:style-name="T5">simply offers a believable way for a character to change his or her alignment drastically, suddenly, and definitively.</text:span></text:p>
      <text:p text:style-name="P1"><text:span text:style-name="T7">Material Component: </text:span><text:span text:style-name="T5">Burning incense.</text:span></text:p>
      <text:p text:style-name="P1"><text:span text:style-name="T7">Focus: </text:span><text:span text:style-name="T5">In addition to your holy symbol or normal divine focus, you need a set of prayer beads (or other prayer device, such as a prayer wheel or prayer book) worth at least 500 gp.</text:span></text:p>
      <text:p text:style-name="P1"><text:span text:style-name="T7">XP Cost: </text:span><text:span text:style-name="T5">When cast for the benefit of a creature whose guilt was the result of deliberate acts, the cost to you is 500 XP per casting (see above).</text:span></text:p>
      <text:p text:style-name="P3"/>
      <text:p text:style-name="P1"><text:soft-page-break/><text:span text:style-name="T4">Augury</text:span></text:p>
      <text:p text:style-name="P1"><text:span text:style-name="T5">Divination</text:span></text:p>
      <text:p text:style-name="P1"><text:span text:style-name="T6">Level:</text:span><text:span text:style-name="T5"> Clr 2</text:span></text:p>
      <text:p text:style-name="P1"><text:span text:style-name="T6">Components:</text:span><text:span text:style-name="T5"> V, S, M, F</text:span></text:p>
      <text:p text:style-name="P1"><text:span text:style-name="T6">Casting Time:</text:span><text:span text:style-name="T5"> 1 minute</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Instantaneous</text:span></text:p>
      <text:p text:style-name="P1"><text:span text:style-name="T5">An </text:span><text:span text:style-name="T7">augury </text:span><text:span text:style-name="T5">can tell you whether a particular action will bring good or bad results for you in the immediate future.</text:span></text:p>
      <text:p text:style-name="P1"><text:span text:style-name="T5">The base chance for receiving a meaningful reply is 70% + 1% per caster level, to a maximum of 90%; this roll is made secretly. A question may be so straightforward that a successful result is automatic, or so vague as to have no chance of success. If the </text:span><text:span text:style-name="T7">augury </text:span><text:span text:style-name="T5">succeeds, you get one of four results:</text:span></text:p>
      <text:p text:style-name="P1"><text:span text:style-name="T4">• </text:span><text:span text:style-name="T5">Weal (if the action will probably bring good results).</text:span></text:p>
      <text:p text:style-name="P1"><text:span text:style-name="T4">• </text:span><text:span text:style-name="T5">Woe (for bad results).</text:span></text:p>
      <text:p text:style-name="P1"><text:span text:style-name="T4">• </text:span><text:span text:style-name="T5">Weal and woe (for both).</text:span></text:p>
      <text:p text:style-name="P1"><text:span text:style-name="T4">• </text:span><text:span text:style-name="T5">Nothing (for actions that don’t have especially good or bad results).</text:span></text:p>
      <text:p text:style-name="P1"><text:span text:style-name="T5">If the spell fails, you get the “nothing” result. A cleric who gets the “nothing” result has no way to tell whether it was the consequence of a failed or successful </text:span><text:span text:style-name="T7">augury.</text:span></text:p>
      <text:p text:style-name="P1"><text:span text:style-name="T5">The </text:span><text:span text:style-name="T7">augury </text:span><text:span text:style-name="T5">can see into the future only about half an hour, so anything that might happen after that does not affect the result. Thus, the result might not take into account the long-term consequences of a contemplated action. All </text:span><text:span text:style-name="T7">auguries </text:span><text:span text:style-name="T5">cast by the same person about the same topic use the same dice result as the first casting.</text:span></text:p>
      <text:p text:style-name="P1"><text:span text:style-name="T7">Material Component: </text:span><text:span text:style-name="T5">Incense worth at least 25 gp.</text:span></text:p>
      <text:p text:style-name="P1"><text:span text:style-name="T7">Focus: </text:span><text:span text:style-name="T5">A set of marked sticks, bones, or similar tokens of at least 25 gp value.</text:span></text:p>
      <text:p text:style-name="P3"/>
      <text:p text:style-name="P1"><text:span text:style-name="T4">Awaken</text:span></text:p>
      <text:p text:style-name="P1"><text:span text:style-name="T5">Transmutation</text:span></text:p>
      <text:p text:style-name="P1"><text:soft-page-break/><text:span text:style-name="T6">Level:</text:span><text:span text:style-name="T5"> Drd 5</text:span></text:p>
      <text:p text:style-name="P1"><text:span text:style-name="T6">Components:</text:span><text:span text:style-name="T5"> V, S, DF, XP</text:span></text:p>
      <text:p text:style-name="P1"><text:span text:style-name="T6">Casting Time:</text:span><text:span text:style-name="T5"> 24 hours</text:span></text:p>
      <text:p text:style-name="P1"><text:span text:style-name="T6">Range:</text:span><text:span text:style-name="T5"> Touch</text:span></text:p>
      <text:p text:style-name="P1"><text:span text:style-name="T6">Target:</text:span><text:span text:style-name="T5"> Animal or tree touched</text:span></text:p>
      <text:p text:style-name="P1"><text:span text:style-name="T6">Duration:</text:span><text:span text:style-name="T5"> Instantaneous</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You awaken a tree or animal to humanlike sentience. To succeed, you must make a Will save (DC 10 + the animal’s current HD, or the HD the tree will have once awakened).</text:span></text:p>
      <text:p text:style-name="P1"><text:span text:style-name="T5">The </text:span><text:span text:style-name="T7">awakened </text:span><text:span text:style-name="T5">animal or tree is friendly toward you. You have no special empathy or connection with a creature you awaken, although it serves you in specific tasks or endeavors if you communicate your desires to it.</text:span></text:p>
      <text:p text:style-name="P1"><text:span text:style-name="T5">An </text:span><text:span text:style-name="T7">awakened </text:span><text:span text:style-name="T5">tree has characteristics as if it were an animated object, except that it gains the plant type and its Intelligence, Wisdom, and Charisma scores are each 3d6. An </text:span><text:span text:style-name="T7">awakened </text:span><text:span text:style-name="T5">plant gains the ability to move its limbs, roots, vines, creepers, and so forth, and it has senses similar to a human’s.</text:span></text:p>
      <text:p text:style-name="P1"><text:span text:style-name="T5">An </text:span><text:span text:style-name="T7">awakened </text:span><text:span text:style-name="T5">animal gets 3d6 Intelligence, +1d3 Charisma, and +2 HD. Its type becomes magical beast (augmented animal). An awakened animal can’t serve as an animal companion, familiar, or special mount.</text:span></text:p>
      <text:p text:style-name="P1"><text:span text:style-name="T5">An </text:span><text:span text:style-name="T7">awakened </text:span><text:span text:style-name="T5">tree or animal can speak one language that you know, plus one additional language that you know per point of Intelligence bonus (if any).</text:span></text:p>
      <text:p text:style-name="P1"><text:span text:style-name="T7">XP Cost: </text:span><text:span text:style-name="T5">250 XP.</text:span></text:p>
      <text:p text:style-name="P3"/>
      <text:p text:style-name="P1"><text:span text:style-name="T4">Baleful Polymorph</text:span></text:p>
      <text:p text:style-name="P1"><text:span text:style-name="T5">Transmutation</text:span></text:p>
      <text:p text:style-name="P1"><text:span text:style-name="T6">Level:</text:span><text:span text:style-name="T5"> Drd 5, Sor/Wiz 5</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oft-page-break/><text:span text:style-name="T6">Target:</text:span><text:span text:style-name="T5"> One creature</text:span></text:p>
      <text:p text:style-name="P1"><text:span text:style-name="T6">Duration:</text:span><text:span text:style-name="T5"> Permanent</text:span></text:p>
      <text:p text:style-name="P1"><text:span text:style-name="T6">Saving Throw:</text:span><text:span text:style-name="T5"> Fortitude negates, Will partial; see text</text:span></text:p>
      <text:p text:style-name="P1"><text:span text:style-name="T6">Spell Resistance:</text:span><text:span text:style-name="T5"> Yes</text:span></text:p>
      <text:p text:style-name="P1"><text:span text:style-name="T5">As </text:span><text:span text:style-name="T7">polymorph, </text:span><text:span text:style-name="T5">except that you change the subject into a Small or smaller animal of no more than 1 HD. If the new form would prove fatal to the creature the subject gets a +4 bonus on the save.</text:span></text:p>
      <text:p text:style-name="P1"><text:span text:style-name="T5">If the spell succeeds, the subject must also make a Will save. If this second save fails, the creature loses its extraordinary, supernatural, and spell-like abilities, loses its ability to cast spells (if it had the ability), and gains the alignment, special abilities, and Intelligence, Wisdom, and Charisma scores of its new form in place of its own. It still retains its class and level (or HD), as well as all benefits deriving therefrom (such as base attack bonus, base save bonuses, and hit points). It retains any class features (other than spellcasting) that aren’t extraordinary, supernatural, or spell-like abilities.</text:span></text:p>
      <text:p text:style-name="P1"><text:span text:style-name="T5">Incorporeal or gaseous creatures are immune to being </text:span><text:span text:style-name="T7">polymorphed</text:span><text:span text:style-name="T5">, and a creature with the shapechanger subtype can revert to its natural form as a standard action.</text:span></text:p>
      <text:p text:style-name="P3"/>
      <text:p text:style-name="P1"><text:span text:style-name="T4">Bane</text:span></text:p>
      <text:p text:style-name="P1"><text:span text:style-name="T5">Enchantment (Compulsion) [Fear, Mind-Affecting]</text:span></text:p>
      <text:p text:style-name="P1"><text:span text:style-name="T6">Level:</text:span><text:span text:style-name="T5"> Clr 1</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50 ft.</text:span></text:p>
      <text:p text:style-name="P1"><text:span text:style-name="T6">Area:</text:span><text:span text:style-name="T5"> All enemies within 50 ft.</text:span></text:p>
      <text:p text:style-name="P1"><text:span text:style-name="T6">Duration:</text:span><text:span text:style-name="T5"> 1 min./level</text:span></text:p>
      <text:p text:style-name="P1"><text:span text:style-name="T6">Saving Throw:</text:span><text:span text:style-name="T5">Will negates</text:span></text:p>
      <text:p text:style-name="P1"><text:span text:style-name="T6">Spell Resistance:</text:span><text:span text:style-name="T5"> Yes</text:span></text:p>
      <text:p text:style-name="P1"><text:span text:style-name="T7">Bane </text:span><text:span text:style-name="T5">fills your enemies with fear and doubt. Each affected creature takes a –1 penalty on attack rolls and a –1 penalty on saving throws against fear effects.</text:span></text:p>
      <text:p text:style-name="P1"><text:span text:style-name="T7">Bane </text:span><text:span text:style-name="T5">counters and dispels </text:span><text:span text:style-name="T7">bless</text:span><text:span text:style-name="T5">.</text:span></text:p>
      <text:p text:style-name="P3"/>
      <text:p text:style-name="P1"><text:soft-page-break/><text:span text:style-name="T4">Banishment</text:span></text:p>
      <text:p text:style-name="P1"><text:span text:style-name="T5">Abjuration</text:span></text:p>
      <text:p text:style-name="P1"><text:span text:style-name="T6">Level:</text:span><text:span text:style-name="T5"> Clr 6, Sor/Wiz 7</text:span></text:p>
      <text:p text:style-name="P1"><text:span text:style-name="T6">Components:</text:span><text:span text:style-name="T5"> V, S, 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One or more extraplanar creatures, no two of which can be more than 30 ft. apart</text:span></text:p>
      <text:p text:style-name="P1"><text:span text:style-name="T6">Duration:</text:span><text:span text:style-name="T5"> Instantaneous</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A </text:span><text:span text:style-name="T7">banishment </text:span><text:span text:style-name="T5">spell is a more powerful version of the </text:span><text:span text:style-name="T7">dismissal </text:span><text:span text:style-name="T5">spell. It enables you to force extraplanar creatures out of your home plane. As many as 2 Hit Dice of creatures per caster level can be banished.</text:span></text:p>
      <text:p text:style-name="P1"><text:span text:style-name="T5">You can improve the spell’s chance of success by presenting at least one object or substance that the target hates, fears, or otherwise opposes. For each such object or substance, you gain a +1 bonus on your caster level check to overcome the target’s spell resistance (if any), the saving throw DC increases by 2. </text:span></text:p>
      <text:p text:style-name="P1"><text:span text:style-name="T5">Certain rare items might work twice as well as a normal item for the purpose of the bonuses (each providing a +2 bonus on the caster level check against spell resistance and increasing the save DC by 4).</text:span></text:p>
      <text:p text:style-name="P1"><text:span text:style-name="T7">Arcane Focus: </text:span><text:span text:style-name="T5">Any item that is distasteful to the subject (optional, see above).</text:span></text:p>
      <text:p text:style-name="P3"/>
      <text:p text:style-name="P1"><text:span text:style-name="T4">Barkskin</text:span></text:p>
      <text:p text:style-name="P1"><text:span text:style-name="T5">Transmutation</text:span></text:p>
      <text:p text:style-name="P1"><text:span text:style-name="T6">Level:</text:span><text:span text:style-name="T5"> Drd 2, Rgr 2, Plant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Touch</text:span></text:p>
      <text:p text:style-name="P1"><text:soft-page-break/><text:span text:style-name="T6">Target:</text:span><text:span text:style-name="T5"> Living creature touched</text:span></text:p>
      <text:p text:style-name="P1"><text:span text:style-name="T6">Duration:</text:span><text:span text:style-name="T5"> 10 min./level</text:span></text:p>
      <text:p text:style-name="P1"><text:span text:style-name="T6">Saving Throw:</text:span><text:span text:style-name="T5"> None</text:span></text:p>
      <text:p text:style-name="P1"><text:span text:style-name="T6">Spell Resistance:</text:span><text:span text:style-name="T5"> Yes (harmless)</text:span></text:p>
      <text:p text:style-name="P1"><text:span text:style-name="T7">Barkskin </text:span><text:span text:style-name="T5">toughens a creature’s skin. The effect grants a +2 enhancement bonus to the creature’s existing natural armor bonus. This enhancement bonus increases by 1 for every three caster levels above 3rd, to a maximum of +5 at caster level 12th.</text:span></text:p>
      <text:p text:style-name="P1"><text:span text:style-name="T5">The enhancement bonus provided by </text:span><text:span text:style-name="T7">barkskin </text:span><text:span text:style-name="T5">stacks with the target’s natural armor bonus, but not with other enhancement bonuses to natural armor. A creature without natural armor has an effective natural armor bonus of +0.</text:span></text:p>
      <text:p text:style-name="P3"/>
      <text:p text:style-name="P1"><text:span text:style-name="T4">Bear’s Endurance</text:span></text:p>
      <text:p text:style-name="P1"><text:span text:style-name="T5">Transmutation</text:span></text:p>
      <text:p text:style-name="P1"><text:span text:style-name="T6">Level:</text:span><text:span text:style-name="T5"> Clr 2, Drd 2, Rgr 2, Sor/Wiz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1 min./level</text:span></text:p>
      <text:p text:style-name="P1"><text:span text:style-name="T6">Saving Throw:</text:span><text:span text:style-name="T5">Will negates (harmless)</text:span></text:p>
      <text:p text:style-name="P1"><text:span text:style-name="T6">Spell Resistance:</text:span><text:span text:style-name="T5"> Yes</text:span></text:p>
      <text:p text:style-name="P1"><text:span text:style-name="T5">The affected creature gains greater vitality and stamina. The spell grants the subject a +4 enhancement bonus to Constitution, which adds the usual benefits to hit points, Fortitude saves, Constitution checks, and so forth.</text:span></text:p>
      <text:p text:style-name="P1"><text:span text:style-name="T5">Hit points gained by a temporary increase in Constitution score are not temporary hit points. They go away when the subject’s Constitution drops back to normal. They are not lost first as temporary hit points are.</text:span></text:p>
      <text:p text:style-name="P3"/>
      <text:p text:style-name="P1"><text:span text:style-name="T4">Bear’s Endurance, Mass</text:span></text:p>
      <text:p text:style-name="P1"><text:soft-page-break/><text:span text:style-name="T5">Transmutation</text:span></text:p>
      <text:p text:style-name="P1"><text:span text:style-name="T6">Level:</text:span><text:span text:style-name="T5"> Clr 6, Drd 6, Sor/Wiz 6</text:span></text:p>
      <text:p text:style-name="P1"><text:span text:style-name="T6">Range:</text:span><text:span text:style-name="T5"> Close (25 ft. + 5 ft./2 levels)</text:span></text:p>
      <text:p text:style-name="P1"><text:span text:style-name="T6">Targets:</text:span><text:span text:style-name="T5"> One creature/level, no two of which can be more than 30 ft. apart</text:span></text:p>
      <text:p text:style-name="P1"><text:span text:style-name="T7">Mass bear ’s endurance </text:span><text:span text:style-name="T5">works like </text:span><text:span text:style-name="T7">bear ’s endurance</text:span><text:span text:style-name="T5">, except that it affects multiple creatures.</text:span></text:p>
      <text:p text:style-name="P3"/>
      <text:p text:style-name="P1"><text:span text:style-name="T4">Bestow Curse</text:span></text:p>
      <text:p text:style-name="P1"><text:span text:style-name="T5">Necromancy</text:span></text:p>
      <text:p text:style-name="P1"><text:span text:style-name="T6">Level:</text:span><text:span text:style-name="T5"> Clr 3, Sor/Wiz 4</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Permanent</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You place a curse on the subject. Choose one of the following three effects.</text:span></text:p>
      <text:p text:style-name="P1"><text:span text:style-name="T4">• </text:span><text:span text:style-name="T5">–6 decrease to an ability score (minimum 1).</text:span></text:p>
      <text:p text:style-name="P1"><text:span text:style-name="T4">• </text:span><text:span text:style-name="T5">–4 penalty on attack rolls, saves, ability checks, and skill checks.</text:span></text:p>
      <text:p text:style-name="P1"><text:span text:style-name="T4">• </text:span><text:span text:style-name="T5">Each turn, the target has a 50% chance to act normally; otherwise, it takes no action.</text:span></text:p>
      <text:p text:style-name="P1"><text:span text:style-name="T5">You may also invent your own curse, but it should be no more powerful than those described above.</text:span></text:p>
      <text:p text:style-name="P1"><text:soft-page-break/><text:span text:style-name="T5">The </text:span><text:span text:style-name="T7">curse </text:span><text:span text:style-name="T5">bestowed by this spell cannot be dispelled, but it can be removed with a </text:span><text:span text:style-name="T7">break enchantment</text:span><text:span text:style-name="T5">, </text:span><text:span text:style-name="T7">limited wish</text:span><text:span text:style-name="T5">, </text:span><text:span text:style-name="T7">miracle</text:span><text:span text:style-name="T5">, </text:span><text:span text:style-name="T7">remove curse</text:span><text:span text:style-name="T5">, or </text:span><text:span text:style-name="T7">wish </text:span><text:span text:style-name="T5">spell.</text:span></text:p>
      <text:p text:style-name="P1"><text:span text:style-name="T7">Bestow curse </text:span><text:span text:style-name="T5">counters </text:span><text:span text:style-name="T7">remove curse</text:span><text:span text:style-name="T5">.</text:span></text:p>
      <text:p text:style-name="P3"/>
      <text:p text:style-name="P1"><text:span text:style-name="T4">Binding</text:span></text:p>
      <text:p text:style-name="P1"><text:span text:style-name="T5">Enchantment (Compulsion) [Mind-Affecting]</text:span></text:p>
      <text:p text:style-name="P1"><text:span text:style-name="T6">Level:</text:span><text:span text:style-name="T5"> Sor/Wiz 8</text:span></text:p>
      <text:p text:style-name="P1"><text:span text:style-name="T6">Components:</text:span><text:span text:style-name="T5"> V, S, M</text:span></text:p>
      <text:p text:style-name="P1"><text:span text:style-name="T6">Casting Time:</text:span><text:span text:style-name="T5"> One minute</text:span></text:p>
      <text:p text:style-name="P1"><text:span text:style-name="T6">Range:</text:span><text:span text:style-name="T5"> Close (25 ft. + 5 ft./2 levels)</text:span></text:p>
      <text:p text:style-name="P1"><text:span text:style-name="T6">Target:</text:span><text:span text:style-name="T5"> One living creature</text:span></text:p>
      <text:p text:style-name="P1"><text:span text:style-name="T6">Duration:</text:span><text:span text:style-name="T5"> See text (D)</text:span></text:p>
      <text:p text:style-name="P1"><text:span text:style-name="T6">Saving Throw: </text:span><text:span text:style-name="T5">Will negates; see text</text:span></text:p>
      <text:p text:style-name="P1"><text:span text:style-name="T6">Spell Resistance:</text:span><text:span text:style-name="T5"> Yes</text:span></text:p>
      <text:p text:style-name="P1"><text:span text:style-name="T5">A </text:span><text:span text:style-name="T7">binding </text:span><text:span text:style-name="T5">spell creates a magical restraint to hold a creature. The target gets an initial saving throw only if its Hit Dice equal at least one-half your caster level.</text:span></text:p>
      <text:p text:style-name="P1"><text:span text:style-name="T5">You may have as many as six assistants help you with the spell. For each assistant who casts </text:span><text:span text:style-name="T7">suggestion</text:span><text:span text:style-name="T5">, your caster level for this casting of </text:span><text:span text:style-name="T7">binding </text:span><text:span text:style-name="T5">increases by 1. For each assistant who casts </text:span><text:span text:style-name="T7">dominate animal, dominate person, </text:span><text:span text:style-name="T5">or </text:span><text:span text:style-name="T7">dominate monster, </text:span><text:span text:style-name="T5">your caster level for this casting of </text:span><text:span text:style-name="T7">binding </text:span><text:span text:style-name="T5">increases by a number equal to one-third of that assistant’s level, provided that the spell’s target is appropriate for a </text:span><text:span text:style-name="T7">binding </text:span><text:span text:style-name="T5">spell. Since the assistants’ spells are cast simply to improve your caster level for the purpose of the </text:span><text:span text:style-name="T7">binding </text:span><text:span text:style-name="T5">spell, saving throws and spell resistance against the assistants’ spells are irrelevant. Your caster level determines whether the target gets an initial Will saving throw and how long the </text:span><text:span text:style-name="T7">binding </text:span><text:span text:style-name="T5">lasts. All </text:span><text:span text:style-name="T7">binding </text:span><text:span text:style-name="T5">spells are dismissible.</text:span></text:p>
      <text:p text:style-name="P1"><text:span text:style-name="T5">Regardless of the version of </text:span><text:span text:style-name="T7">binding </text:span><text:span text:style-name="T5">you cast, you can specify triggering conditions that end the spell and release the creature whenever they occur. These triggers can be as simple or elaborate as you desire, but the condition must be reasonable and have a likelihood of coming to pass. The conditions can be based on a creature’s name, identity, or alignment but otherwise must be based on observable actions or qualities. Intangibles such as level, class, Hit Dice, or hit points don’t qualify. Once the spell is cast, its triggering conditions cannot be changed. Setting a release condition increases the save DC (assuming a saving throw is allowed) by 2.</text:span></text:p>
      <text:p text:style-name="P1"><text:span text:style-name="T5">If you are casting any of the first three versions of </text:span><text:span text:style-name="T7">binding </text:span><text:span text:style-name="T5">(those with limited durations), you may cast additional </text:span><text:span text:style-name="T7">binding </text:span><text:span text:style-name="T5">spells to prolong the effect, since the durations overlap. If you do so, the target gets a saving throw at the end of the first spell’s duration, even if your caster level was high enough to disallow an initial saving throw. If the creature succeeds on this save, all the </text:span><text:span text:style-name="T7">binding </text:span><text:span text:style-name="T5">spells it has received are broken.</text:span></text:p>
      <text:p text:style-name="P1"><text:span text:style-name="T5">The </text:span><text:span text:style-name="T7">binding </text:span><text:span text:style-name="T5">spell has six versions. Choose one of the following versions when you cast the spell.</text:span></text:p>
      <text:p text:style-name="P1"><text:span text:style-name="T7">Chaining: </text:span><text:span text:style-name="T5">The subject is confined by restraints that generate an </text:span><text:span text:style-name="T7">antipathy </text:span><text:span text:style-name="T5">spell affecting all creatures who approach the subject, except you. The duration is one year per caster level. The subject of this form of </text:span><text:span text:style-name="T7">binding </text:span><text:span text:style-name="T5">is confined to the spot it occupied when it received the spell.</text:span></text:p>
      <text:p text:style-name="P1"><text:span text:style-name="T7">Slumber: </text:span><text:span text:style-name="T5">This version causes the subject to become comatose for as long as one year per caster level. The subject does not need to eat or drink while </text:span><text:span text:style-name="T7">slumbering</text:span><text:span text:style-name="T5">, nor does it age. This form of </text:span><text:span text:style-name="T7">binding </text:span><text:span text:style-name="T5">is more difficult to cast than </text:span><text:span text:style-name="T7">chaining</text:span><text:span text:style-name="T5">, making it slightly easier to resist. Reduce the spell’s save DC by 1.</text:span></text:p>
      <text:p text:style-name="P1"><text:span text:style-name="T7">Bound Slumber: </text:span><text:span text:style-name="T5">This combination of </text:span><text:span text:style-name="T7">chaining </text:span><text:span text:style-name="T5">and </text:span><text:span text:style-name="T7">slumber </text:span><text:span text:style-name="T5">lasts for as long as one month per caster level. Reduce the save DC by 2.</text:span></text:p>
      <text:p text:style-name="P1"><text:soft-page-break/><text:span text:style-name="T7">Hedged Prison: </text:span><text:span text:style-name="T5">The subject is transported to or otherwise brought within a confined area from which it cannot wander by any means. The effect is permanent. Reduce the save DC by 3.</text:span></text:p>
      <text:p text:style-name="P1"><text:span text:style-name="T7">Metamorphosis: </text:span><text:span text:style-name="T5">The subject assumes gaseous form, except for its head or face. It is held harmless in a jar or other container, which may be transparent if you so choose. The creature remains aware of its surroundings and can speak, but it cannot leave the container, attack, or use any of its powers or abilities. The </text:span><text:span text:style-name="T7">binding </text:span><text:span text:style-name="T5">is permanent. The subject does not need to breathe, eat, or drink while </text:span><text:span text:style-name="T7">metamorphosed</text:span><text:span text:style-name="T5">, nor does it age. Reduce the save DC by 4.</text:span></text:p>
      <text:p text:style-name="P1"><text:span text:style-name="T7">Minimus Containment: </text:span><text:span text:style-name="T5">The subject is shrunk to a height of 1 inch or even less and held within some gem, jar, or similar object. The </text:span><text:span text:style-name="T7">binding </text:span><text:span text:style-name="T5">is permanent. The subject does not need to breathe, eat, or drink while </text:span><text:span text:style-name="T7">contained</text:span><text:span text:style-name="T5">, nor does it age. Reduce the save DC by 4.</text:span></text:p>
      <text:p text:style-name="P1"><text:span text:style-name="T5">You can’t dispel a </text:span><text:span text:style-name="T7">binding </text:span><text:span text:style-name="T5">spell with </text:span><text:span text:style-name="T7">dispel magic </text:span><text:span text:style-name="T5">or a similar effect, though an </text:span><text:span text:style-name="T7">antimagic field </text:span><text:span text:style-name="T5">or </text:span><text:span text:style-name="T7">Mage’s disjunction </text:span><text:span text:style-name="T5">affects it normally. A bound extraplanar creature cannot be sent back to its home plane due to </text:span><text:span text:style-name="T7">dismissal, banishment, </text:span><text:span text:style-name="T5">or a similar effect.</text:span></text:p>
      <text:p text:style-name="P1"><text:span text:style-name="T7">Components: </text:span><text:span text:style-name="T5">The components for a </text:span><text:span text:style-name="T7">binding </text:span><text:span text:style-name="T5">spell vary according to the version of the spell, but they always include a continuous chanting utterance read from the scroll or spellbook page containing the spell, somatic gestures, and materials appropriate to the form of </text:span><text:span text:style-name="T7">binding </text:span><text:span text:style-name="T5">used. These components can include such items as miniature chains of special metals, soporific herbs of the rarest sort (for </text:span><text:span text:style-name="T7">slumber </text:span><text:span text:style-name="T5">bindings), a bell jar of the finest crystal, and the like.</text:span></text:p>
      <text:p text:style-name="P1"><text:span text:style-name="T5">In addition to the specially made props suited to the specific type of </text:span><text:span text:style-name="T7">binding </text:span><text:span text:style-name="T5">(cost 500 gp), the spell requires opals worth at least 500 gp for each HD of the target and a vellum depiction or carved statuette of the subject to be captured.</text:span></text:p>
      <text:p text:style-name="P3"/>
      <text:p text:style-name="P1"><text:span text:style-name="T4">Black Tentacles</text:span></text:p>
      <text:p text:style-name="P1"><text:span text:style-name="T5">Conjuration (Creation)</text:span></text:p>
      <text:p text:style-name="P1"><text:span text:style-name="T6">Level:</text:span><text:span text:style-name="T5"> Sor/Wiz 4</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Area:</text:span><text:span text:style-name="T5"> 20-ft.-radius spread</text:span></text:p>
      <text:p text:style-name="P1"><text:span text:style-name="T6">Duration:</text:span><text:span text:style-name="T5"> 1 round/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conjures a field of rubbery black tentacles, each 10 feet long. These waving members seem to spring forth from the earth, floor, or whatever surface is underfoot—including water. They grasp and entwine around creatures that enter the area, holding them fast and crushing them with great strength.</text:span></text:p>
      <text:p text:style-name="P1"><text:span text:style-name="T5">Every creature within the area of the spell must make a grapple check, opposed by the grapple check of the tentacles. Treat the tentacles attacking a particular target as a Large creature with a base attack bonus equal to your caster level and a Strength score of 19. Thus, its grapple check modifier is equal to your caster level +8. The tentacles are immune to all types of damage.</text:span></text:p>
      <text:p text:style-name="P1"><text:span text:style-name="T5">Once the tentacles grapple an opponent, they may make a grapple check each round on your turn to deal 1d6+4 points of bludgeoning damage. The tentacles continue to crush the opponent until the spell ends or the opponent escapes.</text:span></text:p>
      <text:p text:style-name="P1"><text:span text:style-name="T5">Any creature that enters the area of the spell is immediately attacked by the tentacles. Even creatures who aren’t grappling with the tentacles may move through the area at only half normal speed.</text:span></text:p>
      <text:p text:style-name="P1"><text:soft-page-break/><text:span text:style-name="T7">Material Component: </text:span><text:span text:style-name="T5">A piece of tentacle from a giant octopus or a giant squid.</text:span></text:p>
      <text:p text:style-name="P3"/>
      <text:p text:style-name="P1"><text:span text:style-name="T4">Blade Barrier</text:span></text:p>
      <text:p text:style-name="P1"><text:span text:style-name="T5">Evocation [Force]</text:span></text:p>
      <text:p text:style-name="P1"><text:span text:style-name="T6">Level:</text:span><text:span text:style-name="T5"> Clr 6, Good 6, War 6</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Effect: </text:span><text:span text:style-name="T5">Wall of whirling blades up to 20 ft. long/ level, or a ringed wall of whirling blades with a radius of up to 5 ft. per two levels; either form 20 ft. high</text:span></text:p>
      <text:p text:style-name="P1"><text:span text:style-name="T6">Duration:</text:span><text:span text:style-name="T5"> 1 min./level (D)</text:span></text:p>
      <text:p text:style-name="P1"><text:span text:style-name="T6">Saving Throw:</text:span><text:span text:style-name="T5"> Reflex half or Reflex negates; see text</text:span></text:p>
      <text:p text:style-name="P1"><text:span text:style-name="T6">Spell Resistance:</text:span><text:span text:style-name="T5"> Yes</text:span></text:p>
      <text:p text:style-name="P1"><text:span text:style-name="T5">An immobile, vertical curtain of whirling blades shaped of pure force springs into existence. Any creature passing through the wall takes 1d6 points of damage per caster level (maximum 15d6), with a Reflex save for half damage.</text:span></text:p>
      <text:p text:style-name="P1"><text:span text:style-name="T5">If you evoke the barrier so that it appears where creatures are, each creature takes damage as if passing through the wall. Each such creature can avoid the wall (ending up on the side of its choice) and thus take no damage by making a successful Reflex save.</text:span></text:p>
      <text:p text:style-name="P1"><text:span text:style-name="T5">A </text:span><text:span text:style-name="T7">blade barrier </text:span><text:span text:style-name="T5">provides cover (+4 bonus to AC, +2 bonus on Reflex saves) against attacks made through it.</text:span></text:p>
      <text:p text:style-name="P3"/>
      <text:p text:style-name="P1"><text:span text:style-name="T4">Blasphemy</text:span></text:p>
      <text:p text:style-name="P1"><text:span text:style-name="T5">Evocation [Evil, Sonic]</text:span></text:p>
      <text:p text:style-name="P1"><text:span text:style-name="T6">Level:</text:span><text:span text:style-name="T5"> Clr 7, Evil 7</text:span></text:p>
      <text:p text:style-name="P1"><text:span text:style-name="T6">Components:</text:span><text:span text:style-name="T5"> V</text:span></text:p>
      <text:p text:style-name="P1"><text:span text:style-name="T6">Casting Time:</text:span><text:span text:style-name="T5"> 1 standard action</text:span></text:p>
      <text:p text:style-name="P1"><text:soft-page-break/><text:span text:style-name="T6">Range:</text:span><text:span text:style-name="T5"> 40 ft.</text:span></text:p>
      <text:p text:style-name="P1"><text:span text:style-name="T6">Area:</text:span><text:span text:style-name="T5"> Nonevil creatures in a 40-ft.-radius spread centered on you</text:span></text:p>
      <text:p text:style-name="P1"><text:span text:style-name="T6">Duration:</text:span><text:span text:style-name="T5"> Instantaneous</text:span></text:p>
      <text:p text:style-name="P1"><text:span text:style-name="T6">Saving Throw:</text:span><text:span text:style-name="T5"> None or Will negates; see text</text:span></text:p>
      <text:p text:style-name="P1"><text:span text:style-name="T6">Spell Resistance:</text:span><text:span text:style-name="T5"> Yes</text:span></text:p>
      <text:p text:style-name="P1"><text:span text:style-name="T5">Any nonevil creature within the area of a </text:span><text:span text:style-name="T7">blasphemy </text:span><text:span text:style-name="T5">spell suffers the following ill effects.</text:span></text:p>
      <table:table table:name="Table1" table:style-name="Table1">
        <table:table-column table:style-name="Table1.A"/>
        <table:table-column table:style-name="Table1.B"/>
        <table:table-row table:style-name="Table1.1">
          <table:table-cell table:style-name="Table1.A1" office:value-type="string">
            <text:h text:style-name="P5" text:outline-level="2"><text:span text:style-name="T2">HD</text:span></text:h>
          </table:table-cell>
          <table:table-cell table:style-name="Table1.A1" office:value-type="string">
            <text:h text:style-name="P5" text:outline-level="2"><text:span text:style-name="T8">Effect</text:span></text:h>
          </table:table-cell>
        </table:table-row>
        <table:table-row table:style-name="Table1.1">
          <table:table-cell table:style-name="Table1.A2" office:value-type="string">
            <text:p text:style-name="P4"><text:span text:style-name="T2">Equal to caster level</text:span></text:p>
          </table:table-cell>
          <table:table-cell table:style-name="Table1.A2" office:value-type="string">
            <text:p text:style-name="P4"><text:span text:style-name="T2">Dazed</text:span></text:p>
          </table:table-cell>
        </table:table-row>
        <table:table-row table:style-name="Table1.1">
          <table:table-cell table:style-name="Table1.A2" office:value-type="string">
            <text:p text:style-name="P1"><text:span text:style-name="T2">Up to caster level –1</text:span></text:p>
          </table:table-cell>
          <table:table-cell table:style-name="Table1.A2" office:value-type="string">
            <text:p text:style-name="P1"><text:span text:style-name="T2">Weakened, dazed</text:span></text:p>
          </table:table-cell>
        </table:table-row>
        <table:table-row table:style-name="Table1.1">
          <table:table-cell table:style-name="Table1.A2" office:value-type="string">
            <text:p text:style-name="P1"><text:span text:style-name="T2">Up to caster level –5</text:span></text:p>
          </table:table-cell>
          <table:table-cell table:style-name="Table1.A2" office:value-type="string">
            <text:p text:style-name="P1"><text:span text:style-name="T2">Paralyzed, weakened, dazed</text:span></text:p>
          </table:table-cell>
        </table:table-row>
        <table:table-row table:style-name="Table1.1">
          <table:table-cell table:style-name="Table1.A5" office:value-type="string">
            <text:p text:style-name="P4"><text:span text:style-name="T2">Up to caster level –10</text:span></text:p>
          </table:table-cell>
          <table:table-cell table:style-name="Table1.A5" office:value-type="string">
            <text:p text:style-name="P4"><text:span text:style-name="T2">Killed, paralyzed, weakened, dazed</text:span></text:p>
          </table:table-cell>
        </table:table-row>
      </table:table>
      <text:p text:style-name="P1"><text:span text:style-name="T5">The effects are cumulative and concurrent.</text:span></text:p>
      <text:p text:style-name="P1"><text:span text:style-name="T5">No saving throw is allowed against these effects.</text:span></text:p>
      <text:p text:style-name="P1"><text:span text:style-name="T7">Dazed: </text:span><text:span text:style-name="T5">The creature can take no actions for 1 round, though it defends itself normally.</text:span></text:p>
      <text:p text:style-name="P1"><text:span text:style-name="T7">Weakened: </text:span><text:span text:style-name="T5">The creature’s Strength score decreases by 2d6 points for 2d4 rounds.</text:span></text:p>
      <text:p text:style-name="P1"><text:span text:style-name="T7">Paralyzed: </text:span><text:span text:style-name="T5">The creature is paralyzed and helpless for 1d10 minutes.</text:span></text:p>
      <text:p text:style-name="P1"><text:span text:style-name="T7">Killed: </text:span><text:span text:style-name="T5">Living creatures die. Undead creatures are destroyed.</text:span></text:p>
      <text:p text:style-name="P1"><text:span text:style-name="T5">Furthermore, if you are on your home plane when you cast this spell, nonevil extraplanar creatures within the area are instantly banished back to their home planes. Creatures so banished cannot return for at least 24 hours. This effect takes place regardless of whether the creatures hear the </text:span><text:span text:style-name="T7">blasphemy. </text:span><text:span text:style-name="T5">The banishment effect allows a Will save (at a –4 penalty) to negate.</text:span></text:p>
      <text:p text:style-name="P1"><text:span text:style-name="T5">Creatures whose Hit Dice exceed your caster level are unaffected by </text:span><text:span text:style-name="T7">blasphemy.</text:span></text:p>
      <text:p text:style-name="P3"/>
      <text:p text:style-name="P1"><text:span text:style-name="T4">Bless</text:span></text:p>
      <text:p text:style-name="P1"><text:soft-page-break/><text:span text:style-name="T5">Enchantment (Compulsion) [Mind-Affecting]</text:span></text:p>
      <text:p text:style-name="P1"><text:span text:style-name="T6">Level:</text:span><text:span text:style-name="T5"> Clr 1, Pal 1</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50 ft.</text:span></text:p>
      <text:p text:style-name="P1"><text:span text:style-name="T6">Area:</text:span><text:span text:style-name="T5"> The caster and all allies within a 50-ft. burst, centered on the caster</text:span></text:p>
      <text:p text:style-name="P1"><text:span text:style-name="T6">Duration:</text:span><text:span text:style-name="T5"> 1 min./level</text:span></text:p>
      <text:p text:style-name="P1"><text:span text:style-name="T6">Saving Throw:</text:span><text:span text:style-name="T5"> None</text:span></text:p>
      <text:p text:style-name="P1"><text:span text:style-name="T6">Spell Resistance:</text:span><text:span text:style-name="T5"> Yes (harmless)</text:span></text:p>
      <text:p text:style-name="P1"><text:span text:style-name="T7">Bless </text:span><text:span text:style-name="T5">fills your allies with courage. Each ally gains a +1 morale bonus on attack rolls and on saving throws against fear effects.</text:span></text:p>
      <text:p text:style-name="P1"><text:span text:style-name="T7">Bless </text:span><text:span text:style-name="T5">counters and dispels </text:span><text:span text:style-name="T7">bane</text:span><text:span text:style-name="T5">.</text:span></text:p>
      <text:p text:style-name="P3"/>
      <text:p text:style-name="P1"><text:span text:style-name="T4">Bless Water</text:span></text:p>
      <text:p text:style-name="P1"><text:span text:style-name="T5">Transmutation [Good]</text:span></text:p>
      <text:p text:style-name="P1"><text:span text:style-name="T6">Level:</text:span><text:span text:style-name="T5"> Clr 1, Pal 1</text:span></text:p>
      <text:p text:style-name="P1"><text:span text:style-name="T6">Components:</text:span><text:span text:style-name="T5"> V, S, M</text:span></text:p>
      <text:p text:style-name="P1"><text:span text:style-name="T6">Casting Time:</text:span><text:span text:style-name="T5"> 1 minute</text:span></text:p>
      <text:p text:style-name="P1"><text:span text:style-name="T6">Range:</text:span><text:span text:style-name="T5"> Touch</text:span></text:p>
      <text:p text:style-name="P1"><text:span text:style-name="T6">Target:</text:span><text:span text:style-name="T5"> Flask of water touched</text:span></text:p>
      <text:p text:style-name="P1"><text:span text:style-name="T6">Duration:</text:span><text:span text:style-name="T5"> Instantaneous</text:span></text:p>
      <text:p text:style-name="P1"><text:span text:style-name="T6">Saving Throw: </text:span><text:span text:style-name="T5">Will negates (object)</text:span></text:p>
      <text:p text:style-name="P1"><text:soft-page-break/><text:span text:style-name="T6">Spell Resistance:</text:span><text:span text:style-name="T5"> Yes (object)</text:span></text:p>
      <text:p text:style-name="P1"><text:span text:style-name="T5">This transmutation imbues a flask (1 pint) of water with positive energy, turning it into holy water.</text:span></text:p>
      <text:p text:style-name="P1"><text:span text:style-name="T7">Material Component: </text:span><text:span text:style-name="T5">5 pounds of powdered silver (worth 25 gp).</text:span></text:p>
      <text:p text:style-name="P3"/>
      <text:p text:style-name="P1"><text:span text:style-name="T4">Bless Weapon</text:span></text:p>
      <text:p text:style-name="P1"><text:span text:style-name="T5">Transmutation</text:span></text:p>
      <text:p text:style-name="P1"><text:span text:style-name="T6">Level:</text:span><text:span text:style-name="T5"> Pal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 </text:span><text:span text:style-name="T5">Weapon touched</text:span></text:p>
      <text:p text:style-name="P1"><text:span text:style-name="T6">Duration:</text:span><text:span text:style-name="T5"> 1 min./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transmutation makes a weapon strike true against evil foes. The weapon is treated as having a +1 enhancement bonus for the purpose of bypassing the damage reduction of evil creatures or striking evil incorporeal creatures (though the spell doesn’t grant an actual enhancement bonus). The weapon also becomes good, which means it can bypass the damage reduction of certain creatures. (This effect overrides and suppresses any other alignment the weapon might have.) Individual arrows or bolts can be transmuted, but affected projectile weapons (such as bows) don’t confer the benefit to the projectiles they shoot.</text:span></text:p>
      <text:p text:style-name="P1"><text:span text:style-name="T5">In addition, all critical hit rolls against evil foes are automatically successful, so every threat is a critical hit. This last effect does not apply to any weapon that already has a magical effect related to critical hits, such as a keen weapon or a vorpal sword.</text:span></text:p>
      <text:p text:style-name="P3"/>
      <text:p text:style-name="P1"><text:span text:style-name="T4">Blight</text:span></text:p>
      <text:p text:style-name="P1"><text:span text:style-name="T5">Necromancy</text:span></text:p>
      <text:p text:style-name="P1"><text:span text:style-name="T6">Level:</text:span><text:span text:style-name="T5"> Drd 4, Sor/Wiz 5</text:span></text:p>
      <text:p text:style-name="P1"><text:span text:style-name="T6">Components:</text:span><text:span text:style-name="T5"> V, S, DF</text:span></text:p>
      <text:p text:style-name="P1"><text:soft-page-break/><text:span text:style-name="T6">Casting Time:</text:span><text:span text:style-name="T5"> 1 standard action</text:span></text:p>
      <text:p text:style-name="P1"><text:span text:style-name="T6">Range:</text:span><text:span text:style-name="T5"> Touch</text:span></text:p>
      <text:p text:style-name="P1"><text:span text:style-name="T6">Duration:</text:span><text:span text:style-name="T5"> Instantaneous</text:span></text:p>
      <text:p text:style-name="P1"><text:span text:style-name="T6">Saving Throw:</text:span><text:span text:style-name="T5"> Fortitude half; see text</text:span></text:p>
      <text:p text:style-name="P1"><text:span text:style-name="T6">Spell Resistance:</text:span><text:span text:style-name="T5"> Yes</text:span></text:p>
      <text:p text:style-name="P1"><text:span text:style-name="T5">This spell withers a single plant of any size. An affected plant creature takes 1d6 points of damage per level (maximum 15d6) and may attempt a Fortitude saving throw for half damage. A plant that isn’t a creature doesn’t receive a save and immediately withers and dies.</text:span></text:p>
      <text:p text:style-name="P1"><text:span text:style-name="T5">This spell has no effect on the soil or surrounding plant life.</text:span></text:p>
      <text:p text:style-name="P3"/>
      <text:p text:style-name="P1"><text:span text:style-name="T4">Blindness/Deafness</text:span></text:p>
      <text:p text:style-name="P1"><text:span text:style-name="T5">Necromancy</text:span></text:p>
      <text:p text:style-name="P1"><text:span text:style-name="T6">Level:</text:span><text:span text:style-name="T5"> Brd 2, Clr 3, Sor/Wiz 2</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text:span><text:span text:style-name="T5"> One living creature</text:span></text:p>
      <text:p text:style-name="P1"><text:span text:style-name="T6">Duration:</text:span><text:span text:style-name="T5"> Permanent (D)</text:span></text:p>
      <text:p text:style-name="P1"><text:span text:style-name="T6">Saving Throw:</text:span><text:span text:style-name="T5"> Fortitude negates</text:span></text:p>
      <text:p text:style-name="P1"><text:span text:style-name="T6">Spell Resistance:</text:span><text:span text:style-name="T5"> Yes</text:span></text:p>
      <text:p text:style-name="P1"><text:span text:style-name="T5">You call upon the powers of unlife to render the subject blinded or deafened, as you choose.</text:span></text:p>
      <text:p text:style-name="P3"/>
      <text:p text:style-name="P1"><text:span text:style-name="T4">Blink</text:span></text:p>
      <text:p text:style-name="P1"><text:soft-page-break/><text:span text:style-name="T5">Transmutation</text:span></text:p>
      <text:p text:style-name="P1"><text:span text:style-name="T6">Level:</text:span><text:span text:style-name="T5"> Brd 3, Sor/Wiz 3</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 round/level (D)</text:span></text:p>
      <text:p text:style-name="P1"><text:span text:style-name="T5">You “blink” back and forth between the Material Plane and the Ethereal Plane. You look as though you’re winking in and out of reality very quickly and at random.</text:span></text:p>
      <text:p text:style-name="P1"><text:span text:style-name="T7">Blinking </text:span><text:span text:style-name="T5">has several effects, as follows.</text:span></text:p>
      <text:p text:style-name="P1"><text:span text:style-name="T5">Physical attacks against you have a 50% miss chance, and the Blind-Fight feat doesn’t help opponents, since you’re ethereal and not merely invisible. If the attack is capable of striking ethereal creatures, the miss chance is only 20% (for concealment).</text:span></text:p>
      <text:p text:style-name="P1"><text:span text:style-name="T5">If the attacker can see invisible creatures, the miss chance is also only 20%. (For an attacker who can both see and strike ethereal creatures, there is no miss chance.) Likewise, your own attacks have a 20% miss chance, since you sometimes go ethereal just as you are about to strike.</text:span></text:p>
      <text:p text:style-name="P1"><text:span text:style-name="T5">Any individually targeted spell has a 50% chance to fail against you while you’re </text:span><text:span text:style-name="T7">blinking </text:span><text:span text:style-name="T5">unless your attacker can target invisible, ethereal creatures. Your own spells have a 20% chance to activate just as you go ethereal, in which case they typically do not affect the Material Plane.</text:span></text:p>
      <text:p text:style-name="P1"><text:span text:style-name="T5">While </text:span><text:span text:style-name="T7">blinking</text:span><text:span text:style-name="T5">, you take only half damage from area attacks (but full damage from those that extend onto the Ethereal Plane). You strike as an invisible creature (with a +2 bonus on attack rolls), denying your target any Dexterity bonus to AC.</text:span></text:p>
      <text:p text:style-name="P1"><text:span text:style-name="T5">You take only half damage from falling, since you fall only while you are material.</text:span></text:p>
      <text:p text:style-name="P1"><text:span text:style-name="T5">While </text:span><text:span text:style-name="T7">blinking</text:span><text:span text:style-name="T5">, you can step through (but not see through) solid objects. For each 5 feet of solid material you walk through, there is a 50% chance that you become material. If this occurs, you are shunted off to the nearest open space and take 1d6 points of damage per 5 feet so traveled. You can move at only three-quarters speed (because movement on the Ethereal Plane is at half speed, and you spend about half your time there and half your time material.)</text:span></text:p>
      <text:p text:style-name="P1"><text:span text:style-name="T5">Since you spend about half your time on the Ethereal Plane, you can see and even attack ethereal creatures. You interact with ethereal creatures roughly the same way you interact with material ones.</text:span></text:p>
      <text:p text:style-name="P1"><text:span text:style-name="T5">An ethereal creature is invisible, incorporeal, and capable of moving in any direction, even up or down. As an incorporeal creature, you can move through solid objects, including living creatures.</text:span></text:p>
      <text:p text:style-name="P1"><text:span text:style-name="T5">An ethereal creature can see and hear the Material Plane, but everything looks gray and insubstantial. Sight and hearing on the Material Plane are limited to 60 feet.</text:span></text:p>
      <text:p text:style-name="P1"><text:span text:style-name="T5">Force effects and abjurations affect you normally. Their effects extend onto the Ethereal Plane from the Material Plane, but not vice versa. An ethereal creature can’t attack material creatures, and spells you cast while ethereal affect only other ethereal things. Certain material creatures or objects have attacks or effects that work on the Ethereal Plane. Treat other ethereal creatures and objects as material.</text:span></text:p>
      <text:p text:style-name="P3"/>
      <text:p text:style-name="P1"><text:span text:style-name="T4">Blur</text:span></text:p>
      <text:p text:style-name="P1"><text:soft-page-break/><text:span text:style-name="T5">Illusion (Glamer)</text:span></text:p>
      <text:p text:style-name="P1"><text:span text:style-name="T6">Level:</text:span><text:span text:style-name="T5"> Brd 2,Sor/Wiz 2</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1 min./level (D)</text:span></text:p>
      <text:p text:style-name="P1"><text:span text:style-name="T6">Saving Throw: </text:span><text:span text:style-name="T5">Will negates (harmless)</text:span></text:p>
      <text:p text:style-name="P1"><text:span text:style-name="T6">Spell Resistance:</text:span><text:span text:style-name="T5"> Yes (harmless)</text:span></text:p>
      <text:p text:style-name="P1"><text:span text:style-name="T5">The subject’s outline appears blurred, shifting and wavering. This distortion grants the subject concealment (20% miss chance).</text:span></text:p>
      <text:p text:style-name="P1"><text:span text:style-name="T5">A </text:span><text:span text:style-name="T7">see invisibility </text:span><text:span text:style-name="T5">spell does not counteract the </text:span><text:span text:style-name="T7">blur </text:span><text:span text:style-name="T5">effect, but a </text:span><text:span text:style-name="T7">true seeing </text:span><text:span text:style-name="T5">spell does.</text:span></text:p>
      <text:p text:style-name="P1"><text:span text:style-name="T5">Opponents that cannot see the subject ignore the spell’s effect (though fighting an unseen opponent carries penalties of its own).</text:span></text:p>
      <text:p text:style-name="P3"/>
      <text:p text:style-name="P1"><text:span text:style-name="T4">Break Enchantment</text:span></text:p>
      <text:p text:style-name="P1"><text:span text:style-name="T5">Abjuration</text:span></text:p>
      <text:p text:style-name="P1"><text:span text:style-name="T6">Level:</text:span><text:span text:style-name="T5"> Brd 4, Clr 5, Luck 5, Pal 4, Sor/Wiz 5</text:span></text:p>
      <text:p text:style-name="P1"><text:span text:style-name="T6">Components:</text:span><text:span text:style-name="T5"> V, S</text:span></text:p>
      <text:p text:style-name="P1"><text:span text:style-name="T6">Casting Time:</text:span><text:span text:style-name="T5"> 1 minute</text:span></text:p>
      <text:p text:style-name="P1"><text:span text:style-name="T6">Range:</text:span><text:span text:style-name="T5"> Close (25 ft. + 5 ft./2 levels)</text:span></text:p>
      <text:p text:style-name="P1"><text:span text:style-name="T6">Targets:</text:span><text:span text:style-name="T5"> Up to one creature per level, all within 30 ft. of each other</text:span></text:p>
      <text:p text:style-name="P1"><text:span text:style-name="T6">Duration:</text:span><text:span text:style-name="T5"> Instantaneous</text:span></text:p>
      <text:p text:style-name="P1"><text:soft-page-break/><text:span text:style-name="T6">Saving Throw:</text:span><text:span text:style-name="T5"> See text</text:span></text:p>
      <text:p text:style-name="P1"><text:span text:style-name="T6">Spell Resistance:</text:span><text:span text:style-name="T5"> No</text:span></text:p>
      <text:p text:style-name="P1"><text:span text:style-name="T5">This spell frees victims from enchantments, transmutations, and curses. </text:span><text:span text:style-name="T7">Break enchantment </text:span><text:span text:style-name="T5">can reverse even an instantaneous effect. For each such effect, you make a caster level check (1d20 + caster level, maximum +15) against a DC of 11 + caster level of the effect. Success means that the creature is free of the spell, curse, or effect. For a cursed magic item, the DC is 25.</text:span></text:p>
      <text:p text:style-name="P1"><text:span text:style-name="T5">If the spell is one that cannot be dispelled by </text:span><text:span text:style-name="T7">dispel magic</text:span><text:span text:style-name="T5">, </text:span><text:span text:style-name="T7">break enchantment </text:span><text:span text:style-name="T5">works only if that spell is 5th level or lower. </text:span></text:p>
      <text:p text:style-name="P1"><text:span text:style-name="T5">If the effect comes from some permanent magic item </text:span><text:span text:style-name="T7">break enchantment </text:span><text:span text:style-name="T5">does not remove the curse from the item, but it does frees the victim from the item’s effects. </text:span></text:p>
      <text:p text:style-name="P3"/>
      <text:p text:style-name="P1"><text:span text:style-name="T4">Bull’s Strength</text:span></text:p>
      <text:p text:style-name="P1"><text:span text:style-name="T5">Transmutation</text:span></text:p>
      <text:p text:style-name="P1"><text:span text:style-name="T6">Level:</text:span><text:span text:style-name="T5"> Clr 2, Drd 2, Pal 2, Sor/Wiz 2, Strength 2</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1 min./level</text:span></text:p>
      <text:p text:style-name="P1"><text:span text:style-name="T6">Saving Throw:</text:span><text:span text:style-name="T5">Will negates (harmless)</text:span></text:p>
      <text:p text:style-name="P1"><text:span text:style-name="T6">Spell Resistance:</text:span><text:span text:style-name="T5"> Yes (harmless)</text:span></text:p>
      <text:p text:style-name="P1"><text:span text:style-name="T5">The subject becomes stronger. The spell grants a +4 enhancement bonus to Strength, adding the usual benefits to melee attack rolls, melee damage rolls, and other uses of the Strength modifier.</text:span></text:p>
      <text:p text:style-name="P1"><text:span text:style-name="T7">Arcane Material Component: </text:span><text:span text:style-name="T5">A few hairs, or a pinch of dung, from a bull.</text:span></text:p>
      <text:p text:style-name="P3"/>
      <text:p text:style-name="P1"><text:span text:style-name="T4">Bull’s Strength, Mass</text:span></text:p>
      <text:p text:style-name="P1"><text:span text:style-name="T5">Transmutation</text:span></text:p>
      <text:p text:style-name="P1"><text:soft-page-break/><text:span text:style-name="T6">Level:</text:span><text:span text:style-name="T5"> Clr 6, Drd 6, Sor/Wiz 6</text:span></text:p>
      <text:p text:style-name="P1"><text:span text:style-name="T6">Range:</text:span><text:span text:style-name="T5"> Close (25 ft. + 5 ft./2 levels)</text:span></text:p>
      <text:p text:style-name="P1"><text:span text:style-name="T6">Targets:</text:span><text:span text:style-name="T5"> One creature/level, no two of which can be more than 30 ft. apart</text:span></text:p>
      <text:p text:style-name="P1"><text:span text:style-name="T5">This spell functions like </text:span><text:span text:style-name="T7">bull’s strength</text:span><text:span text:style-name="T5">, except that it affects multiple creatures.</text:span></text:p>
      <text:p text:style-name="P3"/>
      <text:p text:style-name="P1"><text:span text:style-name="T4">Burning Hands</text:span></text:p>
      <text:p text:style-name="P1"><text:span text:style-name="T5">Evocation [Fire]</text:span></text:p>
      <text:p text:style-name="P1"><text:span text:style-name="T6">Level:</text:span><text:span text:style-name="T5"> Fire 1, Sor/Wiz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15 ft.</text:span></text:p>
      <text:p text:style-name="P1"><text:span text:style-name="T6">Area:</text:span><text:span text:style-name="T5"> Cone-shaped burst</text:span></text:p>
      <text:p text:style-name="P1"><text:span text:style-name="T6">Duration:</text:span><text:span text:style-name="T5"> Instantaneous</text:span></text:p>
      <text:p text:style-name="P1"><text:span text:style-name="T6">Saving Throw:</text:span><text:span text:style-name="T5"> Reflex half</text:span></text:p>
      <text:p text:style-name="P1"><text:span text:style-name="T6">Spell Resistance:</text:span><text:span text:style-name="T5"> Yes</text:span></text:p>
      <text:p text:style-name="P1"><text:span text:style-name="T5">A cone of searing flame shoots from your fingertips. Any creature in the area of the flames takes 1d4 points of fire damage per caster level (maximum 5d4). Flammable materials burn if the flames touch them. A character can extinguish burning items as a full-round 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spells herein are presented in alphabetical order (with the exception of those whose names begin with “greater,” “lesser,”</dc:title>
    <meta:initial-creator>AKSmith</meta:initial-creator>
    <meta:creation-date>2003-07-01T13:54:00</meta:creation-date>
    <dc:date>2003-10-22T13:13:00</dc:date>
    <meta:editing-cycles>4</meta:editing-cycles>
    <meta:editing-duration>PT6S</meta:editing-duration>
    <meta:document-statistic meta:table-count="1" meta:image-count="0" meta:object-count="0" meta:page-count="37" meta:paragraph-count="724" meta:word-count="10628" meta:character-count="61805" meta:non-whitespace-character-count="51899"/>
    <meta:generator>LibreOffice/5.4.6.2$Linux_X86_64 LibreOffice_project/40m0$Build-2</meta:generator>
    <meta:user-defined meta:name="Company">Wizards of the Coast</meta:user-defined>
    <meta:user-defined meta:name="Operator">AKSmith</meta:user-defined>
  </office:meta>
</office:document-meta>
</file>